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9.svm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4" manifest:media-type="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972f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width="0.159cm" svg:stroke-color="#ff972f" draw:marker-start-width="0.438cm" draw:marker-end-width="0.438cm" draw:fill-color="#ffb66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 loext:decorative="false"/>
    </style:style>
    <style:style style:name="gr46" style:family="graphic" style:parent-style-name="standard">
      <style:graphic-properties svg:stroke-width="0.159cm" svg:stroke-color="#00a933" draw:marker-start-width="0.438cm" draw:marker-end-width="0.438cm" draw:fill="none" draw:fill-color="#729fcf" loext:fill-use-slide-background="false" draw:textarea-horizontal-align="justify" draw:textarea-vertical-align="middle" draw:auto-grow-height="false" fo:min-height="7.999cm" fo:min-width="7.749cm" fo:padding-top="0.204cm" fo:padding-bottom="0.204cm" fo:padding-left="0.329cm" fo:padding-right="0.329cm" loext:decorative="false"/>
    </style:style>
    <style:style style:name="gr47" style:family="graphic" style:parent-style-name="objectwithoutfill">
      <style:graphic-properties svg:stroke-width="0.159cm" svg:stroke-color="#ff4000" draw:marker-start-width="0.438cm" draw:marker-end="線の終点_20_21" draw:marker-end-width="0.538cm" draw:fill="none" draw:textarea-vertical-align="middle" fo:padding-top="0.204cm" fo:padding-bottom="0.204cm" fo:padding-left="0.329cm" fo:padding-right="0.329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96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3.947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1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162cm" loext:decorative="false"/>
      <style:paragraph-properties style:writing-mode="lr-tb"/>
    </style:style>
    <style:style style:name="gr52" style:family="graphic" style:parent-style-name="standard">
      <style:graphic-properties svg:stroke-width="0.159cm" draw:marker-start-width="0.438cm" draw:marker-end-width="0.438cm" draw:fill="solid" draw:fill-color="#b4c7dc" draw:textarea-horizontal-align="justify" draw:textarea-vertical-align="middle" draw:auto-grow-height="false" fo:min-height="1.246cm" fo:min-width="2.547cm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55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5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6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63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5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66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6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71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72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73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76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7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80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 loext:decorative="false"/>
    </style:style>
    <style:style style:name="gr81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8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84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 loext:decorative="false"/>
    </style:style>
    <style:style style:name="gr85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 loext:decorative="false"/>
      <style:paragraph-properties style:writing-mode="lr-tb"/>
    </style:style>
    <style:style style:name="gr87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 loext:decorative="false"/>
      <style:paragraph-properties style:writing-mode="lr-tb"/>
    </style:style>
    <style:style style:name="gr91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 loext:decorative="false"/>
      <style:paragraph-properties style:writing-mode="lr-tb"/>
    </style:style>
    <style:style style:name="gr94" style:family="graphic" style:parent-style-name="objectwithoutfill">
      <style:graphic-properties svg:stroke-width="0.106cm" svg:stroke-color="#000000" draw:marker-start-width="0.359cm" draw:marker-end="線の終点_20_20" draw:marker-end-width="0.359cm" draw:fill="none" draw:textarea-vertical-align="middle" fo:padding-top="0.178cm" fo:padding-bottom="0.178cm" fo:padding-left="0.303cm" fo:padding-right="0.303cm" loext:decorative="false"/>
    </style:style>
    <style:style style:name="gr95" style:family="graphic" style:parent-style-name="objectwithoutfill">
      <style:graphic-properties svg:stroke-width="0.106cm" svg:stroke-color="#000000" draw:marker-start-width="0.359cm" draw:marker-end="線の終点_20_14" draw:marker-end-width="0.359cm" draw:fill="none" draw:textarea-vertical-align="middle" fo:padding-top="0.178cm" fo:padding-bottom="0.178cm" fo:padding-left="0.303cm" fo:padding-right="0.303cm" loext:decorative="false"/>
    </style:style>
    <style:style style:name="gr96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97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98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 style:writing-mode="lr-tb" loext:decorative="false"/>
      <style:paragraph-properties style:writing-mode="lr-tb"/>
    </style:style>
    <style:style style:name="gr9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1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4.35cm" fo:min-width="19.3cm" fo:padding-top="0.178cm" fo:padding-bottom="0.178cm" fo:padding-left="0.303cm" fo:padding-right="0.303cm" style:writing-mode="lr-tb" loext:decorative="false"/>
      <style:paragraph-properties style:writing-mode="lr-tb"/>
    </style:style>
    <style:style style:name="gr10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106cm" fo:min-width="16.056cm" fo:padding-top="0.178cm" fo:padding-bottom="0.178cm" fo:padding-left="0.303cm" fo:padding-right="0.303cm" loext:decorative="false"/>
    </style:style>
    <style:style style:name="gr104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6cm" fo:min-width="0.085cm" fo:padding-top="0.203cm" fo:padding-bottom="0.203cm" fo:padding-left="0.328cm" fo:padding-right="0.328cm" style:writing-mode="lr-tb" loext:decorative="false"/>
      <style:paragraph-properties style:writing-mode="lr-tb"/>
    </style:style>
    <style:style style:name="gr105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5cm" fo:min-width="0.086cm" fo:padding-top="0.203cm" fo:padding-bottom="0.203cm" fo:padding-left="0.328cm" fo:padding-right="0.328cm" loext:decorative="false"/>
    </style:style>
    <style:style style:name="gr107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4cm" fo:padding-top="0.163cm" fo:padding-bottom="0.163cm" fo:padding-left="0.288cm" fo:padding-right="0.288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6cm" fo:padding-top="0.163cm" fo:padding-bottom="0.163cm" fo:padding-left="0.288cm" fo:padding-right="0.288cm" style:writing-mode="lr-tb" loext:decorative="false"/>
      <style:paragraph-properties style:writing-mode="lr-tb"/>
    </style:style>
    <style:style style:name="gr109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14.544cm" fo:min-width="14.694cm" fo:padding-top="0.178cm" fo:padding-bottom="0.178cm" fo:padding-left="0.303cm" fo:padding-right="0.303cm" loext:decorative="false"/>
    </style:style>
    <style:style style:name="gr110" style:family="graphic" style:parent-style-name="standard">
      <style:graphic-properties draw:stroke="dash" draw:stroke-dash="Dash" svg:stroke-width="0.159cm" svg:stroke-color="#f58220" draw:marker-start-width="0.438cm" draw:marker-end-width="0.438cm" svg:stroke-linecap="butt" draw:fill="none" draw:textarea-horizontal-align="justify" draw:textarea-vertical-align="middle" draw:auto-grow-height="false" fo:min-height="4.805cm" fo:min-width="4.867cm" fo:padding-top="0.204cm" fo:padding-bottom="0.204cm" fo:padding-left="0.329cm" fo:padding-right="0.329cm" loext:decorative="false"/>
    </style:style>
    <style:style style:name="gr111" style:family="graphic" style:parent-style-name="objectwithoutfill">
      <style:graphic-properties svg:stroke-width="0.247cm" svg:stroke-color="#000000" draw:marker-start-width="0.57cm" draw:marker-end="線の終点_20_2" draw:marker-end-width="0.67cm" draw:fill="solid" draw:textarea-vertical-align="middle" fo:padding-top="0.248cm" fo:padding-bottom="0.248cm" fo:padding-left="0.373cm" fo:padding-right="0.373cm" loext:decorative="false"/>
    </style:style>
    <style:style style:name="gr112" style:family="graphic" style:parent-style-name="standard">
      <style:graphic-properties draw:stroke="solid" svg:stroke-width="0.081cm" svg:stroke-color="#000000" draw:marker-start-width="0.319cm" draw:marker-end-width="0.319cm" draw:fill-color="#ffa6a6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9.384cm" fo:min-width="16.342cm" fo:padding-top="0.178cm" fo:padding-bottom="0.178cm" fo:padding-left="0.303cm" fo:padding-right="0.303cm" loext:decorative="false"/>
    </style:style>
    <style:style style:name="gr115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6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 loext:decorative="false"/>
    </style:style>
    <style:style style:name="gr117" style:family="graphic" style:parent-style-name="standard">
      <style:graphic-properties draw:stroke="none" draw:stroke-dash="Fine_20_Dashed" svg:stroke-width="0.159cm" svg:stroke-color="#f58220" draw:marker-start-width="0.438cm" draw:marker-end-width="0.438cm" draw:fill="solid" draw:fill-color="#77bc65" draw:textarea-vertical-align="middle" draw:auto-grow-height="false" fo:min-height="6.792cm" fo:min-width="6.542cm" fo:padding-top="0.204cm" fo:padding-bottom="0.204cm" fo:padding-left="0.329cm" fo:padding-right="0.329cm" loext:decorative="false"/>
    </style:style>
    <style:style style:name="gr11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842cm" fo:min-width="16.792cm" fo:padding-top="0.178cm" fo:padding-bottom="0.178cm" fo:padding-left="0.303cm" fo:padding-right="0.303cm" loext:decorative="false"/>
    </style:style>
    <style:style style:name="gr119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5.95cm" fo:padding-top="0.178cm" fo:padding-bottom="0.178cm" fo:padding-left="0.303cm" fo:padding-right="0.303cm" loext:decorative="false"/>
    </style:style>
    <style:style style:name="gr121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3" style:family="graphic" style:parent-style-name="objectwithoutfill">
      <style:graphic-properties svg:stroke-width="0.106cm" svg:stroke-color="#000000" draw:marker-start-width="0.359cm" draw:marker-end="線の終点_20_22" draw:marker-end-width="0.459cm" draw:fill="none" draw:textarea-vertical-align="middle" fo:padding-top="0.178cm" fo:padding-bottom="0.178cm" fo:padding-left="0.303cm" fo:padding-right="0.303cm" loext:decorative="false"/>
    </style:style>
    <style:style style:name="gr12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8cm" fo:min-width="0.5cm" fo:padding-top="0.178cm" fo:padding-bottom="0.178cm" fo:padding-left="0.303cm" fo:padding-right="0.303cm" loext:decorative="false"/>
    </style:style>
    <style:style style:name="gr125" style:family="graphic" style:parent-style-name="objectwithoutfill">
      <style:graphic-properties svg:stroke-width="0.106cm" svg:stroke-color="#ff4000" draw:marker-start-width="0.359cm" draw:marker-end="線の終点_20_25" draw:marker-end-width="0.459cm" draw:fill="none" draw:textarea-vertical-align="middle" fo:padding-top="0.178cm" fo:padding-bottom="0.178cm" fo:padding-left="0.303cm" fo:padding-right="0.303cm" loext:decorative="false"/>
    </style:style>
    <style:style style:name="gr126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646cm" fo:min-width="14.813cm" fo:padding-top="0.204cm" fo:padding-bottom="0.204cm" fo:padding-left="0.329cm" fo:padding-right="0.329cm" loext:decorative="false"/>
    </style:style>
    <style:style style:name="gr127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488cm" fo:min-width="14.655cm" fo:padding-top="0.204cm" fo:padding-bottom="0.204cm" fo:padding-left="0.329cm" fo:padding-right="0.329cm" loext:decorative="false"/>
    </style:style>
    <style:style style:name="gr128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129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131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132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33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34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136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137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138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39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141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143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144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14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146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147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48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49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50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151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52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15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156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5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158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60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61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62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63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64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65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5.334cm" style:use-optimal-column-width="false"/>
    </style:style>
    <style:style style:name="co6" style:family="table-column">
      <style:table-column-properties style:column-width="12.47cm" style:use-optimal-column-width="false"/>
    </style:style>
    <style:style style:name="co7" style:family="table-column">
      <style:table-column-properties style:column-width="7.656cm" style:use-optimal-column-width="false"/>
    </style:style>
    <style:style style:name="co8" style:family="table-column">
      <style:table-column-properties style:column-width="7.658cm" style:use-optimal-column-width="false"/>
    </style:style>
    <style:style style:name="co9" style:family="table-column">
      <style:table-column-properties style:column-width="3.739cm" style:use-optimal-column-width="false"/>
    </style:style>
    <style:style style:name="co10" style:family="table-column">
      <style:table-column-properties style:column-width="2.035cm" style:use-optimal-column-width="false"/>
    </style:style>
    <style:style style:name="co11" style:family="table-column">
      <style:table-column-properties style:column-width="2.037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ro3" style:family="table-row">
      <style:table-row-properties style:row-height="2.978cm" style:use-optimal-row-height="false"/>
    </style:style>
    <style:style style:name="ro4" style:family="table-row">
      <style:table-row-properties style:row-height="2.988cm" style:use-optimal-row-height="false"/>
    </style:style>
    <style:style style:name="ro5" style:family="table-row">
      <style:table-row-properties style:row-height="1.511cm" style:use-optimal-row-height="false"/>
    </style:style>
    <style:style style:name="ro6" style:family="table-row">
      <style:table-row-properties style:row-height="1.507cm" style:use-optimal-row-height="false"/>
    </style:style>
    <style:style style:name="ro7" style:family="table-row">
      <style:table-row-properties style:row-height="7.447cm" style:use-optimal-row-height="false"/>
    </style:style>
    <style:style style:name="ro8" style:family="table-row">
      <style:table-row-properties style:row-height="7.45cm" style:use-optimal-row-height="false"/>
    </style:style>
    <style:style style:name="ro9" style:family="table-row">
      <style:table-row-properties style:row-height="1.152cm" style:use-optimal-row-height="false"/>
    </style:style>
    <style:style style:name="ro10" style:family="table-row">
      <style:table-row-properties style:row-height="1.317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ce3" style:family="table-cell">
      <loext:graphic-properties draw:fill="solid" draw:fill-color="#b4c7dc"/>
      <style:paragraph-properties fo:border="1.28pt solid #000000"/>
    </style:style>
    <style:style style:name="ce4" style:family="table-cell">
      <loext:graphic-properties draw:textarea-vertical-align="middle"/>
      <style:paragraph-properties fo:text-align="start" fo:border="none"/>
      <style:text-properties fo:font-size="24pt" style:font-size-asian="24pt" style:font-size-complex="24pt"/>
    </style:style>
    <style:style style:name="ce5" style:family="table-cell">
      <style:paragraph-properties fo:border="0.85pt solid #000000"/>
    </style:style>
    <style:style style:name="ce6" style:family="table-cell">
      <loext:graphic-properties draw:textarea-vertical-align="bottom"/>
      <style:paragraph-properties fo:text-align="start" fo:border="1.28pt solid #000000"/>
      <style:text-properties fo:font-size="24pt" style:font-size-asian="24pt" style:font-size-complex="24pt"/>
    </style:style>
    <style:style style:name="ce7" style:family="table-cell">
      <loext:graphic-properties draw:textarea-vertical-align="bottom"/>
      <style:paragraph-properties fo:margin-left="0.3cm" fo:margin-right="0cm" fo:text-align="start" fo:text-indent="0cm" fo:border-left="1.7pt solid #000000" fo:border-right="1.28pt solid #000000" fo:border-top="1.7pt solid #000000" fo:border-bottom="1.7pt solid #000000"/>
      <style:text-properties fo:font-size="26pt" style:font-size-asian="26pt" style:font-size-complex="26pt"/>
    </style:style>
    <style:style style:name="ce8" style:family="table-cell">
      <loext:graphic-properties draw:textarea-vertical-align="bottom"/>
      <style:paragraph-properties fo:margin-left="0.3cm" fo:margin-right="0cm" fo:text-align="start" fo:text-indent="0cm" fo:border-left="1.28pt solid #000000" fo:border-right="1.7pt solid #000000" fo:border-top="1.7pt solid #000000" fo:border-bottom="1.7pt solid #000000"/>
      <style:text-properties fo:font-size="26pt" style:font-size-asian="26pt" style:font-size-complex="26pt"/>
    </style:style>
    <style:style style:name="ce9" style:family="table-cell">
      <loext:graphic-properties draw:fill="solid" draw:fill-color="#b4c7dc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0" style:family="table-cell">
      <loext:graphic-properties draw:fill="solid" draw:fill-color="#ffffff" draw:textarea-vertical-align="middle"/>
      <style:paragraph-properties fo:text-align="center" fo:border-left="1.28pt solid #000000" fo:border-right="1.28pt solid #000000" fo:border-top="none" fo:border-bottom="1.28pt solid #000000"/>
      <style:text-properties fo:font-size="24pt" style:font-size-asian="24pt" style:font-size-complex="24pt"/>
    </style:style>
    <style:style style:name="ce11" style:family="table-cell">
      <loext:graphic-properties draw:fill="solid" draw:fill-color="#afd095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2" style:family="table-cell">
      <loext:graphic-properties draw:textarea-vertical-align="bottom"/>
      <style:paragraph-properties fo:margin-left="0.3cm" fo:margin-right="0cm" fo:text-align="start" fo:text-indent="0cm" fo:border="1.28pt solid #000000"/>
      <style:text-properties fo:font-size="26pt" style:font-size-asian="26pt" style:font-size-complex="26pt"/>
    </style:style>
    <style:style style:name="ce13" style:family="table-cell">
      <loext:graphic-properties draw:textarea-vertical-align="middle"/>
      <style:paragraph-properties fo:text-align="center" fo:border="1.28pt solid #000000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="solid" draw:fill-color="#b4c7dc"/>
      <style:paragraph-properties fo:text-align="center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text-properties fo:font-size="28pt" style:font-size-asian="28pt" style:font-size-complex="28pt"/>
    </style:style>
    <style:style style:name="P25" style:family="paragraph">
      <loext:graphic-properties draw:fill-color="#b4c7dc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afd095"/>
      <style:paragraph-properties fo:text-align="center"/>
    </style:style>
    <style:style style:name="P29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30" style:family="paragraph">
      <style:paragraph-properties fo:text-align="center" style:writing-mode="lr-tb"/>
      <style:text-properties style:font-name="IPA Pゴシック" style:font-name-asian="IPA Pゴシック"/>
    </style:style>
    <style:style style:name="P31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32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33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34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7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8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9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40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41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margin-top="0.7cm" fo:margin-bottom="0cm" fo:text-align="center"/>
    </style:style>
    <style:style style:name="P44" style:family="paragraph">
      <style:paragraph-properties fo:text-align="center"/>
      <style:text-properties style:font-name="IPA Pゴシック" style:font-name-asian="IPA Pゴシック"/>
    </style:style>
    <style:style style:name="P45" style:family="paragraph">
      <loext:graphic-properties draw:fill="solid" draw:fill-color="#afd095"/>
      <style:paragraph-properties fo:text-align="center" style:writing-mode="lr-tb"/>
      <style:text-properties style:font-name="IPA Pゴシック" style:font-name-asian="IPA Pゴシック"/>
    </style:style>
    <style:style style:name="P46" style:family="paragraph">
      <loext:graphic-properties draw:fill="solid" draw:fill-color="#000000"/>
      <style:paragraph-properties fo:text-align="center"/>
    </style:style>
    <style:style style:name="P47" style:family="paragraph">
      <style:paragraph-properties fo:text-align="center"/>
      <style:text-properties style:font-name="Luxi Sans"/>
    </style:style>
    <style:style style:name="P48" style:family="paragraph">
      <loext:graphic-properties draw:fill-color="#ffffff"/>
      <style:paragraph-properties fo:text-align="center" style:writing-mode="lr-tb"/>
      <style:text-properties style:font-name="Luxi Sans"/>
    </style:style>
    <style:style style:name="P49" style:family="paragraph">
      <style:paragraph-properties fo:text-align="center" style:writing-mode="lr-tb"/>
      <style:text-properties fo:font-size="44pt" fo:font-weight="bold" style:font-size-asian="18pt" style:font-size-complex="18pt"/>
    </style:style>
    <style:style style:name="P50" style:family="paragraph">
      <loext:graphic-properties draw:fill-color="#ffffff"/>
      <style:paragraph-properties fo:text-align="center" style:writing-mode="lr-tb"/>
      <style:text-properties fo:font-size="44pt" fo:font-weight="bold" style:font-size-asian="18pt" style:font-size-complex="18pt"/>
    </style:style>
    <style:style style:name="P51" style:family="paragraph"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2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3" style:family="paragraph">
      <loext:graphic-properties draw:fill-color="#ffffff"/>
      <style:paragraph-properties fo:text-align="center"/>
      <style:text-properties fo:font-size="44pt" fo:font-weight="bold" style:font-size-asian="18pt" style:font-size-complex="18pt"/>
    </style:style>
    <style:style style:name="P54" style:family="paragraph">
      <style:paragraph-properties fo:text-align="center" style:writing-mode="lr-tb"/>
      <style:text-properties fo:font-size="15pt" fo:font-weight="normal" style:font-size-asian="7pt" style:font-size-complex="7pt"/>
    </style:style>
    <style:style style:name="P55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size-complex="7pt"/>
    </style:style>
    <style:style style:name="P56" style:family="paragraph">
      <loext:graphic-properties draw:fill-color="#ffa6a6"/>
      <style:paragraph-properties fo:text-align="center" style:writing-mode="lr-tb"/>
      <style:text-properties fo:font-size="15pt" fo:font-weight="normal" style:font-size-asian="7pt" style:font-size-complex="7pt"/>
    </style:style>
    <style:style style:name="P57" style:family="paragraph">
      <style:paragraph-properties fo:text-align="start"/>
      <style:text-properties fo:font-size="24pt" style:font-size-asian="24pt" style:font-size-complex="24pt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0" style:family="paragraph">
      <loext:graphic-properties draw:fill="solid" draw:fill-color="#77bc65"/>
      <style:paragraph-properties fo:text-align="center"/>
    </style:style>
    <style:style style:name="P61" style:family="paragraph">
      <style:paragraph-properties fo:margin-left="0.3cm" fo:margin-right="0cm" fo:text-align="start" fo:text-indent="0cm"/>
      <style:text-properties fo:font-size="26pt" style:font-size-asian="26pt" style:font-size-complex="26pt"/>
    </style:style>
    <style:style style:name="P62" style:family="paragraph">
      <style:paragraph-properties fo:text-align="center"/>
      <style:text-properties fo:font-size="24pt" style:font-size-asian="24pt" style:font-size-complex="24pt"/>
    </style:style>
    <style:style style:name="P63" style:family="paragraph">
      <loext:graphic-properties draw:fill="none"/>
      <style:paragraph-properties fo:text-align="center"/>
      <style:text-properties fo:font-size="14pt"/>
    </style:style>
    <style:style style:name="P64" style:family="paragraph">
      <style:text-properties fo:font-size="24pt" style:font-size-asian="24pt" style:font-size-complex="24pt"/>
    </style:style>
    <style:style style:name="P65" style:family="paragraph">
      <loext:graphic-properties draw:fill="none" draw:fill-color="#ffffff"/>
      <style:text-properties fo:font-size="24pt" style:font-size-asian="24pt" style:font-size-complex="24pt"/>
    </style:style>
    <style:style style:name="P66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7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68" style:family="paragraph">
      <loext:graphic-properties draw:fill-color="#ff7b59"/>
      <style:paragraph-properties fo:text-align="center" style:writing-mode="lr-tb"/>
    </style:style>
    <style:style style:name="P69" style:family="paragraph">
      <loext:graphic-properties draw:fill="none" draw:fill-color="#ffffff"/>
      <style:text-properties style:font-name="IPA Pゴシック" style:font-name-asian="IPA Pゴシック"/>
    </style:style>
    <style:style style:name="P70" style:family="paragraph">
      <loext:graphic-properties draw:fill="none" draw:fill-color="#000000"/>
      <style:paragraph-properties fo:text-align="center"/>
    </style:style>
    <style:style style:name="P71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72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73" style:family="paragraph">
      <loext:graphic-properties draw:fill="solid" draw:fill-color="#b2b2b2"/>
      <style:paragraph-properties fo:text-align="center"/>
    </style:style>
    <style:style style:name="P74" style:family="paragraph">
      <loext:graphic-properties draw:fill-color="#fbebab"/>
      <style:paragraph-properties fo:text-align="center"/>
    </style:style>
    <style:style style:name="P75" style:family="paragraph">
      <loext:graphic-properties draw:fill-color="#bbe33d"/>
      <style:paragraph-properties fo:text-align="center"/>
    </style:style>
    <style:style style:name="P76" style:family="paragraph">
      <loext:graphic-properties draw:fill-color="#ff6d6d"/>
      <style:paragraph-properties fo:text-align="center"/>
    </style:style>
    <style:style style:name="P77" style:family="paragraph">
      <loext:graphic-properties draw:fill-color="#00a933"/>
      <style:paragraph-properties fo:text-align="center"/>
    </style:style>
    <style:style style:name="P78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IPA Pゴシック" fo:font-size="18pt" style:font-name-asian="IPA Pゴシック" style:font-size-asian="18pt" style:font-size-complex="18pt"/>
    </style:style>
    <style:style style:name="T10" style:family="text">
      <style:text-properties style:font-name="IPA Pゴシック" style:font-name-asian="IPA Pゴシック"/>
    </style:style>
    <style:style style:name="T11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2" style:family="text">
      <style:text-properties style:font-name="IPA Pゴシック1" fo:font-size="24pt" style:font-name-asian="IPA Pゴシック1" style:font-size-asian="24pt" style:font-size-complex="24pt"/>
    </style:style>
    <style:style style:name="T13" style:family="text">
      <style:text-properties style:font-name="Luxi Sans" fo:font-size="54pt" style:font-size-asian="54pt" style:font-size-complex="54pt"/>
    </style:style>
    <style:style style:name="T14" style:family="text">
      <style:text-properties fo:font-size="48pt" fo:font-weight="bold" style:font-size-asian="22pt" style:font-size-complex="22pt"/>
    </style:style>
    <style:style style:name="T15" style:family="text">
      <style:text-properties fo:font-size="28pt" fo:font-weight="normal" style:font-size-asian="13pt" style:font-weight-asian="normal" style:font-size-complex="13pt" style:font-weight-complex="normal"/>
    </style:style>
    <style:style style:name="T16" style:family="text">
      <style:text-properties fo:font-size="28pt" fo:font-weight="normal" style:font-size-asian="13pt" style:font-size-complex="13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9" style:family="text">
      <style:text-properties style:font-name="IPA Pゴシック" fo:font-size="26pt" style:font-name-asian="IPA Pゴシック" style:font-size-asian="26pt" style:font-size-complex="26pt"/>
    </style:style>
    <style:style style:name="T20" style:family="text">
      <style:text-properties style:font-name="IPA Pゴシック" fo:font-size="22pt" style:font-name-asian="IPA Pゴシック" style:font-size-asian="22pt" style:font-size-complex="22pt"/>
    </style:style>
    <style:style style:name="T21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8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56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098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44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1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56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</text:span><text:span text:style-name="T2">害</text:span><text:span text:style-name="T2">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</text:span><text:span text:style-name="T2">側</text:span><text:span text:style-name="T2">に</text:span><text:span text:style-name="T2">進</text:span><text:span text:style-name="T2">む</text:span><text:span text:style-name="T2">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</text:span><text:span text:style-name="T2">側</text:span><text:span text:style-name="T2">に</text:span><text:span text:style-name="T2">進</text:span><text:span text:style-name="T2">む</text:span><text:span text:style-name="T2">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</text:span><text:span text:style-name="T3">b</text:span><text:span text:style-name="T3">)</text:span><text:span text:style-name="T3">人</text:span><text:span text:style-name="T3">の</text:span><text:span text:style-name="T3">滞</text:span><text:span text:style-name="T3">留</text:span><text:span text:style-name="T3">が</text:span><text:span text:style-name="T3">起</text:span><text:span text:style-name="T3">き</text:span><text:span text:style-name="T3">な</text:span><text:span text:style-name="T3">い</text:span><text:span text:style-name="T3">と</text:span><text:span text:style-name="T3">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</text:span><text:span text:style-name="T3">a</text:span><text:span text:style-name="T3">)</text:span><text:span text:style-name="T3">人</text:span><text:span text:style-name="T3">の</text:span><text:span text:style-name="T3">滞</text:span><text:span text:style-name="T3">留</text:span><text:span text:style-name="T3">が</text:span><text:span text:style-name="T3">起</text:span><text:span text:style-name="T3">き</text:span><text:span text:style-name="T3">る</text:span><text:span text:style-name="T3">と</text:span><text:span text:style-name="T3">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</text:span><text:span text:style-name="T3">b</text:span><text:span text:style-name="T3">)</text:span><text:span text:style-name="T3">人</text:span><text:span text:style-name="T3">の</text:span><text:span text:style-name="T3">滞</text:span><text:span text:style-name="T3">留</text:span><text:span text:style-name="T3">が</text:span><text:span text:style-name="T3">起</text:span><text:span text:style-name="T3">き</text:span><text:span text:style-name="T3">な</text:span><text:span text:style-name="T3">い</text:span><text:span text:style-name="T3">と</text:span><text:span text:style-name="T3">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</text:span><text:span text:style-name="T3">a</text:span><text:span text:style-name="T3">)</text:span><text:span text:style-name="T3">人</text:span><text:span text:style-name="T3">の</text:span><text:span text:style-name="T3">滞</text:span><text:span text:style-name="T3">留</text:span><text:span text:style-name="T3">が</text:span><text:span text:style-name="T3">起</text:span><text:span text:style-name="T3">き</text:span><text:span text:style-name="T3">る</text:span><text:span text:style-name="T3">と</text:span><text:span text:style-name="T3">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8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1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56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098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44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1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56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</text:span><text:span text:style-name="T2">害</text:span><text:span text:style-name="T2">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</text:span><text:span text:style-name="T2">側</text:span><text:span text:style-name="T2">に</text:span><text:span text:style-name="T2">進</text:span><text:span text:style-name="T2">む</text:span><text:span text:style-name="T2">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</text:span><text:span text:style-name="T2">側</text:span><text:span text:style-name="T2">に</text:span><text:span text:style-name="T2">進</text:span><text:span text:style-name="T2">む</text:span><text:span text:style-name="T2">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</text:span><text:span text:style-name="T3">b</text:span><text:span text:style-name="T3">)</text:span><text:span text:style-name="T3">人</text:span><text:span text:style-name="T3">の</text:span><text:span text:style-name="T3">滞</text:span><text:span text:style-name="T3">留</text:span><text:span text:style-name="T3">が</text:span><text:span text:style-name="T3">起</text:span><text:span text:style-name="T3">き</text:span><text:span text:style-name="T3">な</text:span><text:span text:style-name="T3">い</text:span><text:span text:style-name="T3">と</text:span><text:span text:style-name="T3">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</text:span><text:span text:style-name="T3">a</text:span><text:span text:style-name="T3">)</text:span><text:span text:style-name="T3">人</text:span><text:span text:style-name="T3">の</text:span><text:span text:style-name="T3">滞</text:span><text:span text:style-name="T3">留</text:span><text:span text:style-name="T3">が</text:span><text:span text:style-name="T3">起</text:span><text:span text:style-name="T3">き</text:span><text:span text:style-name="T3">る</text:span><text:span text:style-name="T3">と</text:span><text:span text:style-name="T3">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</text:span><text:span text:style-name="T5">析</text:span><text:span text:style-name="T5">領</text:span><text:span text:style-name="T5">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30.761cm" svg:y="19.692cm">
          <draw:text-box>
            <text:p text:style-name="P2"><text:span text:style-name="T5">解</text:span><text:span text:style-name="T5">析</text:span><text:span text:style-name="T5">領</text:span><text:span text:style-name="T5">域</text:span></text:p>
            <text:p/>
          </draw:text-box>
        </draw:fram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361cm" svg:y1="8.2cm" svg:x2="42.361cm" svg:y2="8.2cm">
          <text:p/>
        </draw:line>
        <draw:line draw:style-name="gr7" draw:text-style-name="P3" draw:layer="layout" svg:x1="26.361cm" svg:y1="13.2cm" svg:x2="42.361cm" svg:y2="13.2cm">
          <text:p/>
        </draw:line>
        <draw:line draw:style-name="gr7" draw:text-style-name="P3" draw:layer="layout" svg:x1="31.6cm" svg:y1="2.76cm" svg:x2="31.6cm" svg:y2="18.76cm">
          <text:p/>
        </draw:line>
        <draw:line draw:style-name="gr7" draw:text-style-name="P3" draw:layer="layout" svg:x1="37cm" svg:y1="2.76cm" svg:x2="37cm" svg:y2="18.76cm">
          <text:p/>
        </draw:line>
        <draw:custom-shape draw:style-name="gr45" draw:text-style-name="P19" draw:layer="layout" svg:width="0.4cm" svg:height="0.4cm" svg:x="28.8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11.665cm" svg:height="11.665cm" svg:x="23.23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3" draw:layer="layout" svg:x1="33cm" svg:y1="9.6cm" svg:x2="31.2cm" svg:y2="10.2cm">
          <text:p/>
        </draw:line>
        <draw:line draw:style-name="gr47" draw:text-style-name="P3" draw:layer="layout" svg:x1="33.2cm" svg:y1="11.7cm" svg:x2="31.36cm" svg:y2="11.297cm">
          <text:p/>
        </draw:line>
        <draw:line draw:style-name="gr47" draw:text-style-name="P3" draw:layer="layout" svg:x1="33.132cm" svg:y1="13.653cm" svg:x2="31.552cm" svg:y2="12.627cm">
          <text:p/>
        </draw:line>
        <draw:frame draw:style-name="gr48" draw:text-style-name="P9" draw:layer="layout" svg:width="3.461cm" svg:height="1.238cm" svg:x="27.3cm" svg:y="11.1cm">
          <draw:text-box>
            <text:p><text:span text:style-name="T6">中</text:span><text:span text:style-name="T6">心</text:span><text:span text:style-name="T6">点</text:span></text:p>
          </draw:text-box>
        </draw:frame>
        <draw:frame draw:style-name="gr49" draw:text-style-name="P9" draw:layer="layout" svg:width="4.447cm" svg:height="1.238cm" svg:x="32.553cm" svg:y="5.362cm">
          <draw:text-box>
            <text:p><text:span text:style-name="T6">影</text:span><text:span text:style-name="T6">響</text:span><text:span text:style-name="T6">範</text:span><text:span text:style-name="T6">囲</text:span></text:p>
          </draw:text-box>
        </draw:fram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壁</text:span><text:span text:style-name="T7">粒</text:span><text:span text:style-name="T7">子</text:span></text:p>
          </draw:text-box>
        </draw:frame>
        <draw:frame draw:style-name="gr51" draw:text-style-name="P21" draw:layer="layout" svg:width="10.662cm" svg:height="1.521cm" svg:x="49.261cm" svg:y="11.103cm">
          <draw:text-box>
            <text:p><text:span text:style-name="T7">障</text:span><text:span text:style-name="T7">害</text:span><text:span text:style-name="T7">物</text:span><text:span text:style-name="T7">を</text:span><text:span text:style-name="T7">避</text:span><text:span text:style-name="T7">け</text:span><text:span text:style-name="T7">る</text:span><text:span text:style-name="T7">力</text:span></text:p>
          </draw:text-box>
        </draw:frame>
        <draw:line draw:style-name="gr47" draw:text-style-name="P3" draw:layer="layout" svg:x1="46.691cm" svg:y1="11.863cm" svg:x2="48.588cm" svg:y2="11.863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43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障害</text:span><text:span text:style-name="T7">物</text:span></text:p>
          </draw:text-box>
        </draw:frame>
        <draw:custom-shape draw:style-name="gr38" draw:text-style-name="P14" draw:layer="layout" svg:width="2cm" svg:height="2cm" svg:x="27.992cm" svg:y="15.04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2cm" svg:height="2cm" draw:transform="rotate (-0.0174532925199433) translate (39.287cm 13.474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29.592cm" svg:y1="15.441cm" svg:x2="30.792cm" svg:y2="14.641cm">
          <text:p/>
        </draw:line>
        <draw:line draw:style-name="gr41" draw:text-style-name="P3" draw:layer="layout" svg:x1="40.444cm" svg:y1="13.507cm" svg:x2="40.687cm" svg:y2="12.128cm">
          <text:p/>
        </draw:line>
        <draw:custom-shape draw:style-name="gr38" draw:text-style-name="P17" draw:layer="layout" svg:width="2cm" svg:height="2cm" draw:transform="rotate (-0.0174532925199433) translate (46.788cm 10.875cm)">
          <text:p text:style-name="P16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8.122cm" svg:height="1.521cm" svg:x="49.3cm" svg:y="11.103cm">
          <draw:text-box>
            <text:p><text:span text:style-name="T7">エ</text:span><text:span text:style-name="T7">ー</text:span><text:span text:style-name="T7">ジ</text:span><text:span text:style-name="T7">ェ</text:span><text:span text:style-name="T7">ン</text:span><text:span text:style-name="T7">ト</text:span></text:p>
          </draw:text-box>
        </draw:frame>
        <draw:g draw:style-name="gr2">
          <draw:custom-shape draw:style-name="gr52" draw:text-style-name="P22" draw:layer="layout" svg:width="4cm" svg:height="3.6cm" svg:x="20.7cm" svg:y="8.96cm">
            <text:p/>
            <draw:enhanced-geometry svg:viewBox="0 0 21600 21600" draw:text-areas="0 ?f0 ?f5 ?f2" draw:type="right-arrow" draw:modifiers="12254.9362659335 5836.37878367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3" draw:text-style-name="P24" draw:layer="layout" svg:width="3.461cm" svg:height="1.238cm" svg:x="20.7cm" svg:y="10.16cm">
            <draw:text-box>
              <text:p text:style-name="P23"><text:span text:style-name="T6">粒</text:span><text:span text:style-name="T6">子</text:span><text:span text:style-name="T6">化</text:span></text:p>
            </draw:text-box>
          </draw:frame>
        </draw:g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</text:span><text:span text:style-name="T5">析</text:span><text:span text:style-name="T5">領</text:span><text:span text:style-name="T5">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5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5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5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5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5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56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7" draw:text-style-name="P26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58" draw:text-style-name="P3" draw:layer="layout" svg:x1="4.394cm" svg:y1="8cm" svg:x2="8.194cm" svg:y2="8cm">
            <text:p/>
          </draw:line>
          <draw:line draw:style-name="gr58" draw:text-style-name="P3" draw:layer="layout" svg:x1="4.394cm" svg:y1="12cm" svg:x2="8.194cm" svg:y2="12cm">
            <text:p/>
          </draw:line>
          <draw:line draw:style-name="gr58" draw:text-style-name="P3" draw:layer="layout" svg:x1="10.394cm" svg:y1="12cm" svg:x2="14.194cm" svg:y2="12cm">
            <text:p/>
          </draw:line>
          <draw:line draw:style-name="gr58" draw:text-style-name="P3" draw:layer="layout" svg:x1="10.394cm" svg:y1="8cm" svg:x2="14.194cm" svg:y2="8cm">
            <text:p/>
          </draw:line>
          <draw:line draw:style-name="gr58" draw:text-style-name="P3" draw:layer="layout" svg:x1="8.194cm" svg:y1="5.4cm" svg:x2="8.194cm" svg:y2="4cm">
            <text:p/>
          </draw:line>
          <draw:line draw:style-name="gr58" draw:text-style-name="P3" draw:layer="layout" svg:x1="8.194cm" svg:y1="9.2cm" svg:x2="8.194cm" svg:y2="6.6cm">
            <text:p/>
          </draw:line>
          <draw:line draw:style-name="gr58" draw:text-style-name="P3" draw:layer="layout" svg:x1="8.194cm" svg:y1="13.4cm" svg:x2="8.194cm" svg:y2="10.8cm">
            <text:p/>
          </draw:line>
          <draw:line draw:style-name="gr58" draw:text-style-name="P3" draw:layer="layout" svg:x1="10.394cm" svg:y1="13.4cm" svg:x2="10.394cm" svg:y2="10.8cm">
            <text:p/>
          </draw:line>
          <draw:line draw:style-name="gr58" draw:text-style-name="P3" draw:layer="layout" svg:x1="10.394cm" svg:y1="9.2cm" svg:x2="10.394cm" svg:y2="6.6cm">
            <text:p/>
          </draw:line>
          <draw:line draw:style-name="gr58" draw:text-style-name="P3" draw:layer="layout" svg:x1="10.394cm" svg:y1="5.4cm" svg:x2="10.394cm" svg:y2="4cm">
            <text:p/>
          </draw:line>
          <draw:frame draw:style-name="gr59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59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59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59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59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59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58" draw:text-style-name="P3" draw:layer="layout" svg:x1="8.194cm" svg:y1="16cm" svg:x2="8.194cm" svg:y2="14.6cm">
            <text:p/>
          </draw:line>
          <draw:line draw:style-name="gr58" draw:text-style-name="P3" draw:layer="layout" svg:x1="10.394cm" svg:y1="16cm" svg:x2="10.394cm" svg:y2="14.6cm">
            <text:p/>
          </draw:line>
          <draw:custom-shape draw:style-name="gr60" draw:text-style-name="P27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62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5.982cm" svg:y1="5.047cm" svg:x2="6.512cm" svg:y2="5.329cm">
            <text:p/>
          </draw:line>
          <draw:custom-shape draw:style-name="gr62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7.394cm" svg:y1="6.2cm" svg:x2="7.994cm" svg:y2="6.2cm">
            <text:p/>
          </draw:line>
          <draw:custom-shape draw:style-name="gr62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844cm" svg:y1="5.194cm" svg:x2="11.319cm" svg:y2="5.485cm">
            <text:p/>
          </draw:line>
          <draw:custom-shape draw:style-name="gr62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566cm" svg:y1="6.328cm" svg:x2="10.995cm" svg:y2="6.143cm">
            <text:p/>
          </draw:line>
          <draw:custom-shape draw:style-name="gr62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798cm" svg:y1="9.626cm" svg:x2="11.218cm" svg:y2="9.781cm">
            <text:p/>
          </draw:line>
          <draw:custom-shape draw:style-name="gr62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6.785cm" svg:y1="9.441cm" svg:x2="7.333cm" svg:y2="9.685cm">
            <text:p/>
          </draw:line>
          <draw:custom-shape draw:style-name="gr62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7.372cm" svg:y1="10.553cm" svg:x2="7.916cm" svg:y2="10.299cm">
            <text:p/>
          </draw:line>
          <draw:custom-shape draw:style-name="gr62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5.587cm" svg:y1="12.845cm" svg:x2="6.112cm" svg:y2="13.136cm">
            <text:p/>
          </draw:line>
          <draw:custom-shape draw:style-name="gr62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994cm" svg:y1="13.8cm" svg:x2="11.394cm" svg:y2="13.8cm">
            <text:p/>
          </draw:line>
          <draw:custom-shape draw:style-name="gr62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9.494cm" svg:y1="7.9cm" svg:x2="9.494cm" svg:y2="8.5cm">
            <text:p/>
          </draw:line>
        </draw:g>
        <draw:frame draw:style-name="gr64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64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65" draw:text-style-name="P3" draw:layer="layout" svg:x1="18.702cm" svg:y1="13.861cm" svg:x2="27.803cm" svg:y2="13.861cm">
            <text:p/>
          </draw:line>
          <draw:line draw:style-name="gr65" draw:text-style-name="P3" draw:layer="layout" svg:x1="18.701cm" svg:y1="9.861cm" svg:x2="27.802cm" svg:y2="9.861cm">
            <text:p/>
          </draw:line>
          <draw:line draw:style-name="gr65" draw:text-style-name="P3" draw:layer="layout" svg:x1="18.7cm" svg:y1="5.861cm" svg:x2="27.801cm" svg:y2="5.861cm">
            <text:p/>
          </draw:line>
          <draw:line draw:style-name="gr65" draw:text-style-name="P3" draw:layer="layout" svg:x1="23.232cm" svg:y1="15.6cm" svg:x2="23.232cm" svg:y2="6.262cm">
            <text:p/>
          </draw:line>
          <draw:frame draw:style-name="gr59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59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59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59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59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59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60" draw:text-style-name="P27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58" draw:text-style-name="P3" draw:layer="layout" svg:x1="21.339cm" svg:y1="9.384cm" svg:x2="21.345cm" svg:y2="10.184cm">
              <text:p/>
            </draw:line>
            <draw:custom-shape draw:style-name="gr66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7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8" draw:text-style-name="P3" draw:layer="layout" svg:x1="21.939cm" svg:y1="9.384cm" svg:x2="21.945cm" svg:y2="10.184cm">
              <text:p/>
            </draw:line>
            <draw:custom-shape draw:style-name="gr66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8" draw:text-style-name="P3" draw:layer="layout" svg:x1="24.939cm" svg:y1="9.436cm" svg:x2="24.945cm" svg:y2="10.236cm">
            <text:p/>
          </draw:line>
          <draw:custom-shape draw:style-name="gr66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8" draw:text-style-name="P3" draw:layer="layout" svg:x1="24.939cm" svg:y1="5.338cm" svg:x2="24.945cm" svg:y2="6.138cm">
              <text:p/>
            </draw:line>
            <draw:custom-shape draw:style-name="gr66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5.939cm" svg:y1="5.338cm" svg:x2="25.945cm" svg:y2="6.138cm">
              <text:p/>
            </draw:line>
            <draw:custom-shape draw:style-name="gr66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1.239cm" svg:y1="5.34cm" svg:x2="21.245cm" svg:y2="6.14cm">
              <text:p/>
            </draw:line>
            <draw:custom-shape draw:style-name="gr66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0.239cm" svg:y1="5.34cm" svg:x2="20.245cm" svg:y2="6.14cm">
              <text:p/>
            </draw:line>
            <draw:custom-shape draw:style-name="gr66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19.739cm" svg:y1="13.452cm" svg:x2="19.745cm" svg:y2="14.252cm">
              <text:p/>
            </draw:line>
            <draw:custom-shape draw:style-name="gr66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8" draw:text-style-name="P3" draw:layer="layout" svg:x1="25.639cm" svg:y1="13.404cm" svg:x2="25.645cm" svg:y2="14.204cm">
            <text:p/>
          </draw:line>
          <draw:custom-shape draw:style-name="gr66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3" draw:layer="layout" svg:x1="26.197cm" svg:y1="6.4cm" svg:x2="24.382cm" svg:y2="6.4cm">
            <text:p/>
          </draw:line>
          <draw:line draw:style-name="gr68" draw:text-style-name="P3" draw:layer="layout" svg:x1="26.206cm" svg:y1="14.401cm" svg:x2="24.391cm" svg:y2="14.401cm">
            <text:p/>
          </draw:line>
          <draw:line draw:style-name="gr68" draw:text-style-name="P3" draw:layer="layout" svg:x1="26.215cm" svg:y1="10.502cm" svg:x2="24.4cm" svg:y2="10.502cm">
            <text:p/>
          </draw:line>
          <draw:line draw:style-name="gr68" draw:text-style-name="P3" draw:layer="layout" svg:x1="20.099cm" svg:y1="14.402cm" svg:x2="21.914cm" svg:y2="14.402cm">
            <text:p/>
          </draw:line>
          <draw:line draw:style-name="gr68" draw:text-style-name="P3" draw:layer="layout" svg:x1="20.091cm" svg:y1="10.403cm" svg:x2="21.906cm" svg:y2="10.403cm">
            <text:p/>
          </draw:line>
          <draw:line draw:style-name="gr68" draw:text-style-name="P3" draw:layer="layout" svg:x1="20.083cm" svg:y1="6.404cm" svg:x2="21.898cm" svg:y2="6.404cm">
            <text:p/>
          </draw:line>
        </draw:g>
        <draw:custom-shape draw:style-name="gr69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9" draw:layer="layout" svg:width="3.474cm" svg:height="0.747cm" svg:x="10.752cm" svg:y="3.055cm">
          <draw:text-box>
            <text:p><text:span text:style-name="T8">エ</text:span><text:span text:style-name="T8">ー</text:span><text:span text:style-name="T8">ジ</text:span><text:span text:style-name="T8">ェ</text:span><text:span text:style-name="T8">ン</text:span><text:span text:style-name="T8">ト</text:span></text:p>
          </draw:text-box>
        </draw:frame>
        <draw:frame draw:style-name="gr70" draw:text-style-name="P9" draw:layer="layout" svg:width="3.474cm" svg:height="0.747cm" svg:x="25.811cm" svg:y="3.055cm">
          <draw:text-box>
            <text:p><text:span text:style-name="T8">エ</text:span><text:span text:style-name="T8">ー</text:span><text:span text:style-name="T8">ジ</text:span><text:span text:style-name="T8">ェ</text:span><text:span text:style-name="T8">ン</text:span><text:span text:style-name="T8">ト</text:span></text:p>
          </draw:text-box>
        </draw:frame>
        <draw:g draw:style-name="gr2">
          <draw:line draw:style-name="gr58" draw:text-style-name="P3" draw:layer="layout" svg:x1="25.639cm" svg:y1="3.206cm" svg:x2="25.645cm" svg:y2="3.8cm">
            <text:p/>
          </draw:line>
          <draw:custom-shape draw:style-name="gr66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71" draw:text-style-name="P28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58" draw:text-style-name="P3" draw:layer="layout" svg:x1="16.1cm" svg:y1="11.6cm" svg:x2="16.1cm" svg:y2="30cm">
          <text:p/>
        </draw:line>
        <draw:line draw:style-name="gr58" draw:text-style-name="P3" draw:layer="layout" svg:x1="16.056cm" svg:y1="30.2cm" svg:x2="16.056cm" svg:y2="33.8cm">
          <text:p/>
        </draw:line>
        <draw:line draw:style-name="gr58" draw:text-style-name="P3" draw:layer="layout" svg:x1="16.056cm" svg:y1="8.2cm" svg:x2="16.056cm" svg:y2="11.8cm">
          <text:p/>
        </draw:line>
        <draw:polygon draw:style-name="gr72" draw:text-style-name="P29" draw:layer="layout" svg:width="9.006cm" svg:height="1.399cm" svg:x="11.553cm" svg:y="11.25cm" svg:viewBox="0 0 9007 1400" draw:points="2252,0 6754,0 9007,700 9007,1400 0,1400 0,700">
          <text:p text:style-name="P2"><text:span text:style-name="T9">タ</text:span><text:span text:style-name="T9">イ</text:span><text:span text:style-name="T9">ム</text:span><text:span text:style-name="T9">ス</text:span><text:span text:style-name="T9">テ</text:span><text:span text:style-name="T9">ッ</text:span><text:span text:style-name="T9">プ</text:span></text:p>
        </draw:polygon>
        <draw:custom-shape draw:style-name="gr73" draw:text-style-name="P31" draw:layer="layout" svg:width="4.94cm" svg:height="1.431cm" svg:x="13.586cm" svg:y="6.7cm">
          <text:p text:style-name="P30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2" draw:layer="layout" svg:width="9.298cm" svg:height="1.2cm" svg:x="11.407cm" svg:y="8.942cm">
          <text:p text:style-name="P30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3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73" draw:text-style-name="P31" draw:layer="layout" svg:width="4.94cm" svg:height="1.431cm" svg:x="13.586cm" svg:y="33cm">
          <text:p text:style-name="P30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2" draw:layer="layout" svg:width="9.298cm" svg:height="1.2cm" svg:x="11.407cm" svg:y="31.094cm">
          <text:p text:style-name="P30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9.298cm" svg:height="1.58cm" svg:x="11.407cm" svg:y="18.7cm">
          <text:p text:style-name="P30"><text:span text:style-name="T10">周囲のエージェントから</text:span></text:p>
          <text:p text:style-name="P30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9" draw:layer="layout" svg:width="9.006cm" svg:height="1.399cm" svg:x="11.553cm" svg:y="13.76cm" svg:viewBox="0 0 9007 1400" draw:points="2252,0 6754,0 9007,700 9007,1400 0,1400 0,700">
          <text:p text:style-name="P2"><text:span text:style-name="T9">エ</text:span><text:span text:style-name="T9">ー</text:span><text:span text:style-name="T9">ジ</text:span><text:span text:style-name="T9">ェ</text:span><text:span text:style-name="T9">ン</text:span><text:span text:style-name="T9">ト</text:span></text:p>
        </draw:polygon>
        <draw:custom-shape draw:style-name="gr77" draw:text-style-name="P32" draw:layer="layout" svg:width="9.298cm" svg:height="1.557cm" svg:x="11.407cm" svg:y="21.4cm">
          <text:p text:style-name="P30"><text:span text:style-name="T10">壁などの障害物から</text:span></text:p>
          <text:p text:style-name="P30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9.298cm" svg:height="1.2cm" svg:x="11.4cm" svg:y="24.1cm">
          <text:p text:style-name="P30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3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74" draw:text-style-name="P32" draw:layer="layout" svg:width="9.298cm" svg:height="1.2cm" svg:x="11.4cm" svg:y="16.4cm">
          <text:p text:style-name="P30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34" draw:layer="layout" svg:width="8.969cm" svg:height="1.182cm" svg:x="21.185cm" svg:y="27.018cm">
          <draw:text-box>
            <text:p><text:span text:style-name="T11">並</text:span><text:span text:style-name="T11">列</text:span><text:span text:style-name="T11">計</text:span><text:span text:style-name="T11">算</text:span><text:span text:style-name="T11">が</text:span><text:span text:style-name="T11">可</text:span><text:span text:style-name="T11">能</text:span><text:span text:style-name="T11">な</text:span><text:span text:style-name="T11">処</text:span><text:span text:style-name="T11">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58" draw:text-style-name="P3" draw:layer="layout" svg:x1="8.195cm" svg:y1="11.5cm" svg:x2="8.195cm" svg:y2="29.9cm">
          <text:p/>
        </draw:line>
        <draw:line draw:style-name="gr58" draw:text-style-name="P3" draw:layer="layout" svg:x1="8.151cm" svg:y1="30.1cm" svg:x2="8.151cm" svg:y2="33.7cm">
          <text:p/>
        </draw:line>
        <draw:line draw:style-name="gr58" draw:text-style-name="P3" draw:layer="layout" svg:x1="8.151cm" svg:y1="8.1cm" svg:x2="8.151cm" svg:y2="11.7cm">
          <text:p/>
        </draw:line>
        <draw:polygon draw:style-name="gr72" draw:text-style-name="P29" draw:layer="layout" svg:width="9.006cm" svg:height="1.399cm" svg:x="3.648cm" svg:y="11.15cm" svg:viewBox="0 0 9007 1400" draw:points="2252,0 6754,0 9007,700 9007,1400 0,1400 0,700">
          <text:p text:style-name="P2"><text:span text:style-name="T9">タ</text:span><text:span text:style-name="T9">イ</text:span><text:span text:style-name="T9">ム</text:span><text:span text:style-name="T9">ス</text:span><text:span text:style-name="T9">テ</text:span><text:span text:style-name="T9">ッ</text:span><text:span text:style-name="T9">プ</text:span></text:p>
        </draw:polygon>
        <draw:custom-shape draw:style-name="gr73" draw:text-style-name="P31" draw:layer="layout" svg:width="4.94cm" svg:height="1.431cm" svg:x="5.681cm" svg:y="6.6cm">
          <text:p text:style-name="P30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2" draw:layer="layout" svg:width="9.298cm" svg:height="1.2cm" svg:x="3.502cm" svg:y="8.842cm">
          <text:p text:style-name="P30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3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73" draw:text-style-name="P31" draw:layer="layout" svg:width="4.94cm" svg:height="1.431cm" svg:x="5.681cm" svg:y="32.9cm">
          <text:p text:style-name="P30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2" draw:layer="layout" svg:width="9.298cm" svg:height="1.2cm" svg:x="3.502cm" svg:y="30.994cm">
          <text:p text:style-name="P30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9.298cm" svg:height="1.58cm" svg:x="3.502cm" svg:y="18.6cm">
          <text:p text:style-name="P30"><text:span text:style-name="T10">周囲のエージェントから</text:span></text:p>
          <text:p text:style-name="P30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9" draw:layer="layout" svg:width="9.006cm" svg:height="1.399cm" svg:x="3.648cm" svg:y="13.66cm" svg:viewBox="0 0 9007 1400" draw:points="2252,0 6754,0 9007,700 9007,1400 0,1400 0,700">
          <text:p text:style-name="P2"><text:span text:style-name="T9">エ</text:span><text:span text:style-name="T9">ー</text:span><text:span text:style-name="T9">ジ</text:span><text:span text:style-name="T9">ェ</text:span><text:span text:style-name="T9">ン</text:span><text:span text:style-name="T9">ト</text:span></text:p>
        </draw:polygon>
        <draw:custom-shape draw:style-name="gr77" draw:text-style-name="P32" draw:layer="layout" svg:width="9.298cm" svg:height="1.557cm" svg:x="3.502cm" svg:y="21.3cm">
          <text:p text:style-name="P30"><text:span text:style-name="T10">壁などの障害物から</text:span></text:p>
          <text:p text:style-name="P30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9.298cm" svg:height="1.2cm" svg:x="3.495cm" svg:y="24cm">
          <text:p text:style-name="P30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3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74" draw:text-style-name="P32" draw:layer="layout" svg:width="9.298cm" svg:height="1.2cm" svg:x="3.495cm" svg:y="16.3cm">
          <text:p text:style-name="P30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3" draw:layer="layout" svg:x1="32.5cm" svg:y1="18.8cm" svg:x2="32.5cm" svg:y2="37.2cm">
          <text:p/>
        </draw:line>
        <draw:line draw:style-name="gr58" draw:text-style-name="P3" draw:layer="layout" svg:x1="19.152cm" svg:y1="30.1cm" svg:x2="19.152cm" svg:y2="33.7cm">
          <text:p/>
        </draw:line>
        <draw:line draw:style-name="gr58" draw:text-style-name="P3" draw:layer="layout" svg:x1="19.152cm" svg:y1="8.1cm" svg:x2="19.152cm" svg:y2="11.7cm">
          <text:p/>
        </draw:line>
        <draw:polygon draw:style-name="gr72" draw:text-style-name="P29" draw:layer="layout" svg:width="9.006cm" svg:height="1.399cm" svg:x="27.997cm" svg:y="22.284cm" svg:viewBox="0 0 9007 1400" draw:points="2252,0 6754,0 9007,700 9007,1400 0,1400 0,700">
          <text:p text:style-name="P2"><text:span text:style-name="T9">時</text:span><text:span text:style-name="T9">間</text:span><text:span text:style-name="T9">ス</text:span><text:span text:style-name="T9">テ</text:span><text:span text:style-name="T9">ッ</text:span><text:span text:style-name="T9">プ</text:span></text:p>
        </draw:polygon>
        <draw:custom-shape draw:style-name="gr73" draw:text-style-name="P31" draw:layer="layout" svg:width="4.94cm" svg:height="1.431cm" svg:x="16.682cm" svg:y="6.6cm">
          <text:p text:style-name="P30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2" draw:layer="layout" svg:width="9.298cm" svg:height="2cm" svg:x="27.851cm" svg:y="19.634cm">
          <text:p text:style-name="P30"><text:span text:style-name="T10">前処理</text:span></text:p>
          <text:p text:style-name="P30"><text:span text:style-name="T10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3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73" draw:text-style-name="P31" draw:layer="layout" svg:width="4.94cm" svg:height="1.431cm" svg:x="30.03cm" svg:y="36.369cm">
          <text:p text:style-name="P30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2" draw:layer="layout" svg:width="9.298cm" svg:height="1.2cm" svg:x="14.503cm" svg:y="30.994cm">
          <text:p text:style-name="P30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9.298cm" svg:height="1.58cm" svg:x="14.503cm" svg:y="18.6cm">
          <text:p text:style-name="P30"><text:span text:style-name="T10">周囲のエージェントから</text:span></text:p>
          <text:p text:style-name="P30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9" draw:layer="layout" svg:width="9.006cm" svg:height="1.399cm" svg:x="27.997cm" svg:y="24.634cm" svg:viewBox="0 0 9007 1400" draw:points="2252,0 6754,0 9007,700 9007,1400 0,1400 0,700">
          <text:p text:style-name="P2"><text:span text:style-name="T9">エ</text:span><text:span text:style-name="T9">ー</text:span><text:span text:style-name="T9">ジ</text:span><text:span text:style-name="T9">ェ</text:span><text:span text:style-name="T9">ン</text:span><text:span text:style-name="T9">ト</text:span></text:p>
        </draw:polygon>
        <draw:custom-shape draw:style-name="gr77" draw:text-style-name="P32" draw:layer="layout" svg:width="9.298cm" svg:height="1.557cm" svg:x="14.503cm" svg:y="21.3cm">
          <text:p text:style-name="P30"><text:span text:style-name="T10">壁などの障害物から</text:span></text:p>
          <text:p text:style-name="P30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9.298cm" svg:height="1.2cm" svg:x="27.851cm" svg:y="29.434cm">
          <text:p text:style-name="P30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3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74" draw:text-style-name="P32" draw:layer="layout" svg:width="9.298cm" svg:height="1.2cm" svg:x="27.851cm" svg:y="27.084cm">
          <text:p text:style-name="P30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0" draw:text-style-name="P35" draw:layer="layout" svg:x1="47.208cm" svg:y1="1.959cm" svg:x2="47.208cm" svg:y2="14.559cm">
          <text:p/>
        </draw:line>
        <draw:custom-shape draw:style-name="gr81" draw:text-style-name="P36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0" draw:text-style-name="P35" draw:layer="layout" svg:x1="32.208cm" svg:y1="1.959cm" svg:x2="32.208cm" svg:y2="14.559cm">
          <text:p/>
        </draw:line>
        <draw:polygon draw:style-name="gr82" draw:text-style-name="P37" draw:layer="layout" svg:width="9.87cm" svg:height="1.378cm" svg:x="27.273cm" svg:y="4.58cm" svg:viewBox="0 0 9871 1379" draw:points="1335,0 8335,0 9871,471 9871,1379 0,1379 0,471">
          <text:p text:style-name="P2"><text:span text:style-name="T12">エ</text:span><text:span text:style-name="T12">ー</text:span><text:span text:style-name="T12">ジ</text:span><text:span text:style-name="T12">ェ</text:span><text:span text:style-name="T12">ン</text:span><text:span text:style-name="T12">ト</text:span></text:p>
        </draw:polygon>
        <draw:polygon draw:style-name="gr82" draw:text-style-name="P37" draw:layer="layout" svg:width="9.87cm" svg:height="1.378cm" svg:x="27.273cm" svg:y="2.781cm" svg:viewBox="0 0 9871 1379" draw:points="1335,0 8335,0 9871,471 9871,1379 0,1379 0,471">
          <text:p text:style-name="P2"><text:span text:style-name="T12">時</text:span><text:span text:style-name="T12">間</text:span><text:span text:style-name="T12">ス</text:span><text:span text:style-name="T12">テ</text:span><text:span text:style-name="T12">ッ</text:span><text:span text:style-name="T12">プ</text:span></text:p>
        </draw:polygon>
        <draw:polygon draw:style-name="gr83" draw:text-style-name="P37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83" draw:text-style-name="P37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82" draw:text-style-name="P37" draw:layer="layout" svg:width="9.87cm" svg:height="1.378cm" svg:x="42.273cm" svg:y="7.28cm" svg:viewBox="0 0 9871 1379" draw:points="1335,0 8335,0 9871,471 9871,1379 0,1379 0,471">
          <text:p text:style-name="P2"><text:span text:style-name="T12">エ</text:span><text:span text:style-name="T12">ー</text:span><text:span text:style-name="T12">ジ</text:span><text:span text:style-name="T12">ェ</text:span><text:span text:style-name="T12">ン</text:span><text:span text:style-name="T12">ト</text:span></text:p>
        </draw:polygon>
        <draw:polygon draw:style-name="gr82" draw:text-style-name="P37" draw:layer="layout" svg:width="9.87cm" svg:height="1.378cm" svg:x="42.273cm" svg:y="5.481cm" svg:viewBox="0 0 9871 1379" draw:points="1335,0 8335,0 9871,471 9871,1379 0,1379 0,471">
          <text:p text:style-name="P2"><text:span text:style-name="T12">時</text:span><text:span text:style-name="T12">間</text:span><text:span text:style-name="T12">ス</text:span><text:span text:style-name="T12">テ</text:span><text:span text:style-name="T12">ッ</text:span><text:span text:style-name="T12">プ</text:span></text:p>
        </draw:polygon>
        <draw:polygon draw:style-name="gr83" draw:text-style-name="P37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83" draw:text-style-name="P37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84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36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8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9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0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9" draw:layer="layout" svg:width="0.395cm" svg:height="1.17cm" svg:x="32.526cm" svg:y="6.475cm">
          <draw:text-box>
            <text:p>＋</text:p>
          </draw:text-box>
        </draw:frame>
        <draw:frame draw:style-name="gr89" draw:text-style-name="P9" draw:layer="layout" svg:width="0.395cm" svg:height="1.17cm" svg:x="34.632cm" svg:y="6.475cm">
          <draw:text-box>
            <text:p>＋</text:p>
          </draw:text-box>
        </draw:frame>
        <draw:frame draw:style-name="gr90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91" draw:text-style-name="P41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8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0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9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90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93" draw:text-style-name="P9" draw:layer="layout" svg:width="4.947cm" svg:height="1.17cm" svg:x="42.391cm" svg:y="2.659cm">
          <draw:text-box>
            <text:p text:style-name="P42">あらかじめ計算</text:p>
          </draw:text-box>
        </draw:frame>
        <draw:custom-shape draw:style-name="gr73" draw:text-style-name="P31" draw:layer="layout" svg:width="4.94cm" svg:height="1.431cm" svg:x="30.03cm" svg:y="17.569cm">
          <text:p text:style-name="P30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28.4cm" svg:y1="19.634cm" svg:x2="28.4cm" svg:y2="21.634cm">
          <text:p/>
        </draw:line>
        <draw:line draw:style-name="gr65" draw:text-style-name="P3" draw:layer="layout" svg:x1="36.6cm" svg:y1="19.634cm" svg:x2="36.6cm" svg:y2="21.634cm">
          <text:p/>
        </draw:line>
        <draw:line draw:style-name="gr65" draw:text-style-name="P3" draw:layer="layout" svg:x1="28.4cm" svg:y1="27.084cm" svg:x2="28.4cm" svg:y2="28.25cm">
          <text:p/>
        </draw:line>
        <draw:line draw:style-name="gr65" draw:text-style-name="P3" draw:layer="layout" svg:x1="36.6cm" svg:y1="27.034cm" svg:x2="36.6cm" svg:y2="28.284cm">
          <text:p/>
        </draw:lin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line draw:style-name="gr94" draw:text-style-name="P3" draw:layer="layout" svg:x1="40cm" svg:y1="45.8cm" svg:x2="40cm" svg:y2="56.2cm">
          <text:p/>
        </draw:line>
        <draw:line draw:style-name="gr95" draw:text-style-name="P3" draw:layer="layout" svg:x1="40cm" svg:y1="33cm" svg:x2="40cm" svg:y2="44.2cm">
          <text:p/>
        </draw:line>
        <draw:line draw:style-name="gr58" draw:text-style-name="P3" draw:layer="layout" svg:x1="40cm" svg:y1="6cm" svg:x2="40cm" svg:y2="30.606cm">
          <text:p/>
        </draw:line>
        <draw:line draw:style-name="gr58" draw:text-style-name="P3" draw:layer="layout" svg:x1="26.2cm" svg:y1="8cm" svg:x2="26.2cm" svg:y2="36.4cm">
          <text:p/>
        </draw:line>
        <draw:line draw:style-name="gr58" draw:text-style-name="P3" draw:layer="layout" svg:x1="13.151cm" svg:y1="15.231cm" svg:x2="13.151cm" svg:y2="33.631cm">
          <text:p/>
        </draw:line>
        <draw:polygon draw:style-name="gr72" draw:text-style-name="P29" draw:layer="layout" svg:width="9.006cm" svg:height="1.399cm" svg:x="8.648cm" svg:y="18.715cm" svg:viewBox="0 0 9007 1400" draw:points="2252,0 6754,0 9007,700 9007,1400 0,1400 0,700">
          <text:p text:style-name="P2"><text:span text:style-name="T9">時</text:span><text:span text:style-name="T9">間</text:span><text:span text:style-name="T9">ス</text:span><text:span text:style-name="T9">テ</text:span><text:span text:style-name="T9">ッ</text:span><text:span text:style-name="T9">プ</text:span></text:p>
        </draw:polygon>
        <draw:polygon draw:style-name="gr75" draw:text-style-name="P33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73" draw:text-style-name="P31" draw:layer="layout" svg:width="4.94cm" svg:height="1.431cm" svg:x="10.681cm" svg:y="32.8cm">
          <text:p text:style-name="P30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2" draw:text-style-name="P29" draw:layer="layout" svg:width="9.006cm" svg:height="1.399cm" svg:x="8.648cm" svg:y="21.065cm" svg:viewBox="0 0 9007 1400" draw:points="2252,0 6754,0 9007,700 9007,1400 0,1400 0,700">
          <text:p text:style-name="P2"><text:span text:style-name="T9">エ</text:span><text:span text:style-name="T9">ー</text:span><text:span text:style-name="T9">ジ</text:span><text:span text:style-name="T9">ェ</text:span><text:span text:style-name="T9">ン</text:span><text:span text:style-name="T9">ト</text:span></text:p>
        </draw:polygon>
        <draw:custom-shape draw:style-name="gr74" draw:text-style-name="P32" draw:layer="layout" svg:width="9.298cm" svg:height="1.2cm" svg:x="8.502cm" svg:y="25.865cm">
          <text:p text:style-name="P30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3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73" draw:text-style-name="P31" draw:layer="layout" svg:width="4.94cm" svg:height="1.431cm" svg:x="10.681cm" svg:y="14cm">
          <text:p text:style-name="P30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9" draw:text-style-name="P32" draw:layer="layout" svg:width="9.298cm" svg:height="2cm" svg:x="8.502cm" svg:y="16.065cm">
            <text:p text:style-name="P30"><text:span text:style-name="T10">前処理</text:span></text:p>
            <text:p text:style-name="P30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9.051cm" svg:y1="16.065cm" svg:x2="9.051cm" svg:y2="18.065cm">
            <text:p/>
          </draw:line>
          <draw:line draw:style-name="gr65" draw:text-style-name="P3" draw:layer="layout" svg:x1="17.251cm" svg:y1="16.065cm" svg:x2="17.251cm" svg:y2="18.065cm">
            <text:p/>
          </draw:line>
        </draw:g>
        <draw:custom-shape draw:style-name="gr74" draw:text-style-name="P32" draw:layer="layout" svg:width="9.298cm" svg:height="1.2cm" svg:x="8.502cm" svg:y="23.515cm">
          <text:p text:style-name="P30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3" draw:layer="layout" svg:x1="9.051cm" svg:y1="23.515cm" svg:x2="9.051cm" svg:y2="24.681cm">
          <text:p/>
        </draw:line>
        <draw:line draw:style-name="gr65" draw:text-style-name="P3" draw:layer="layout" svg:x1="17.251cm" svg:y1="23.465cm" svg:x2="17.251cm" svg:y2="24.715cm">
          <text:p/>
        </draw:line>
        <draw:g draw:style-name="gr2">
          <draw:custom-shape draw:style-name="gr74" draw:text-style-name="P32" draw:layer="layout" svg:width="9.298cm" svg:height="1.2cm" svg:x="35.351cm" svg:y="6cm">
            <text:p text:style-name="P30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35.9cm" svg:y1="6cm" svg:x2="35.9cm" svg:y2="7.166cm">
            <text:p/>
          </draw:line>
          <draw:line draw:style-name="gr65" draw:text-style-name="P3" draw:layer="layout" svg:x1="44.1cm" svg:y1="5.95cm" svg:x2="44.1cm" svg:y2="7.2cm">
            <text:p/>
          </draw:line>
        </draw:g>
        <draw:g draw:style-name="gr2">
          <draw:custom-shape draw:style-name="gr79" draw:text-style-name="P32" draw:layer="layout" svg:width="9.298cm" svg:height="2cm" svg:x="21.551cm" svg:y="7.065cm">
            <text:p text:style-name="P30"><text:span text:style-name="T10">前処理</text:span></text:p>
            <text:p text:style-name="P30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22.1cm" svg:y1="7.065cm" svg:x2="22.1cm" svg:y2="9.065cm">
            <text:p/>
          </draw:line>
          <draw:line draw:style-name="gr65" draw:text-style-name="P3" draw:layer="layout" svg:x1="30.3cm" svg:y1="7.065cm" svg:x2="30.3cm" svg:y2="9.065cm">
            <text:p/>
          </draw:line>
        </draw:g>
        <draw:polygon draw:style-name="gr75" draw:text-style-name="P33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75" draw:text-style-name="P33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96" draw:text-style-name="P29" draw:layer="layout" svg:width="9.006cm" svg:height="1.399cm" svg:x="21.697cm" svg:y="22.765cm" svg:viewBox="0 0 9007 1400" draw:points="2252,0 6754,0 9007,700 9007,1400 0,1400 0,700">
          <text:p text:style-name="P43"><text:span text:style-name="T9">進</text:span><text:span text:style-name="T9">行</text:span><text:span text:style-name="T9">方</text:span><text:span text:style-name="T9">向</text:span><text:span text:style-name="T9">配</text:span><text:span text:style-name="T9">列</text:span><text:span text:style-name="T9">の</text:span><text:span text:style-name="T9">x</text:span><text:span text:style-name="T9">イ</text:span><text:span text:style-name="T9">ン</text:span><text:span text:style-name="T9">デ</text:span><text:span text:style-name="T9">ッ</text:span><text:span text:style-name="T9">ク</text:span><text:span text:style-name="T9">ス</text:span></text:p>
        </draw:polygon>
        <draw:polygon draw:style-name="gr96" draw:text-style-name="P29" draw:layer="layout" svg:width="9.006cm" svg:height="1.399cm" svg:x="21.697cm" svg:y="24.965cm" svg:viewBox="0 0 9007 1400" draw:points="2252,0 6754,0 9007,700 9007,1400 0,1400 0,700">
          <text:p text:style-name="P2"><text:span text:style-name="T9">進</text:span><text:span text:style-name="T9">行</text:span><text:span text:style-name="T9">方</text:span><text:span text:style-name="T9">向</text:span><text:span text:style-name="T9">配</text:span><text:span text:style-name="T9">列</text:span><text:span text:style-name="T9">の</text:span><text:span text:style-name="T9">y</text:span><text:span text:style-name="T9">イ</text:span><text:span text:style-name="T9">ン</text:span><text:span text:style-name="T9">デ</text:span><text:span text:style-name="T9">ッ</text:span><text:span text:style-name="T9">ク</text:span><text:span text:style-name="T9">ス</text:span></text:p>
        </draw:polygon>
        <draw:custom-shape draw:style-name="gr74" draw:text-style-name="P32" draw:layer="layout" svg:width="9.298cm" svg:height="1.2cm" svg:x="21.551cm" svg:y="27.265cm">
          <text:p text:style-name="P30"><text:span text:style-name="T10">進行方向配列</text:span><text:span text:style-name="T10">[x][y]</text:span><text:span text:style-name="T10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3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75" draw:text-style-name="P33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72" draw:text-style-name="P29" draw:layer="layout" svg:width="9.006cm" svg:height="1.399cm" svg:x="21.697cm" svg:y="20.565cm" svg:viewBox="0 0 9007 1400" draw:points="2252,0 6754,0 9007,700 9007,1400 0,1400 0,700">
          <text:p text:style-name="P2"><text:span text:style-name="T9">経</text:span><text:span text:style-name="T9">由</text:span><text:span text:style-name="T9">地</text:span><text:span text:style-name="T9">数</text:span></text:p>
        </draw:polygon>
        <draw:polygon draw:style-name="gr75" draw:text-style-name="P33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 draw:style-name="gr8">
          <draw:polygon draw:style-name="gr96" draw:text-style-name="P29" draw:layer="layout" svg:width="9.006cm" svg:height="1.399cm" svg:x="21.697cm" svg:y="9.565cm" svg:viewBox="0 0 9007 1400" draw:points="2252,0 6754,0 9007,700 9007,1400 0,1400 0,700">
            <text:p text:style-name="P43"><text:span text:style-name="T9">　</text:span><text:span text:style-name="T9">配</text:span><text:span text:style-name="T9">列</text:span><text:span text:style-name="T9">の</text:span><text:span text:style-name="T9">x</text:span><text:span text:style-name="T9">イ</text:span><text:span text:style-name="T9">ン</text:span><text:span text:style-name="T9">デ</text:span><text:span text:style-name="T9">ッ</text:span><text:span text:style-name="T9">ク</text:span><text:span text:style-name="T9">ス</text:span></text:p>
          </draw:polygon>
          <draw:frame draw:style-name="gr97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draw:style-name="gr8">
          <draw:polygon draw:style-name="gr96" draw:text-style-name="P29" draw:layer="layout" svg:width="9.006cm" svg:height="1.399cm" svg:x="21.697cm" svg:y="11.765cm" svg:viewBox="0 0 9007 1400" draw:points="2252,0 6754,0 9007,700 9007,1400 0,1400 0,700">
            <text:p text:style-name="P2"><text:span text:style-name="T9">　</text:span><text:span text:style-name="T9">配</text:span><text:span text:style-name="T9">列</text:span><text:span text:style-name="T9">の</text:span><text:span text:style-name="T9">y</text:span><text:span text:style-name="T9">イ</text:span><text:span text:style-name="T9">ン</text:span><text:span text:style-name="T9">デ</text:span><text:span text:style-name="T9">ッ</text:span><text:span text:style-name="T9">ク</text:span><text:span text:style-name="T9">ス</text:span></text:p>
          </draw:polygon>
          <draw:frame draw:style-name="gr97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74" draw:text-style-name="P32" draw:layer="layout" svg:width="9.298cm" svg:height="1.2cm" svg:x="21.551cm" svg:y="14.065cm">
            <text:p text:style-name="P30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79" draw:text-style-name="P32" draw:layer="layout" svg:width="9.298cm" svg:height="2cm" svg:x="21.551cm" svg:y="35.665cm">
            <text:p text:style-name="P30"><text:span text:style-name="T10">前処理</text:span></text:p>
            <text:p text:style-name="P30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22.1cm" svg:y1="35.665cm" svg:x2="22.1cm" svg:y2="37.665cm">
            <text:p/>
          </draw:line>
          <draw:line draw:style-name="gr65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98" draw:text-style-name="P45" draw:layer="layout" svg:width="10cm" svg:height="3cm" svg:x="35cm" svg:y="10.727cm">
            <text:p text:style-name="P44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7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99" draw:text-style-name="P32" draw:layer="layout" svg:width="9.298cm" svg:height="1.6cm" svg:x="35.351cm" svg:y="8.251cm">
            <text:p text:style-name="P30"><text:span text:style-name="T10">エージェント座標から</text:span></text:p>
            <text:p text:style-name="P30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74" draw:text-style-name="P32" draw:layer="layout" svg:width="9.298cm" svg:height="1.2cm" svg:x="47.3cm" svg:y="14.9cm">
              <text:p text:style-name="P30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97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74" draw:text-style-name="P32" draw:layer="layout" svg:width="9.298cm" svg:height="1.2cm" svg:x="35.351cm" svg:y="21.854cm">
            <text:p text:style-name="P30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98" draw:text-style-name="P45" draw:layer="layout" svg:width="10cm" svg:height="3cm" svg:x="35cm" svg:y="17.778cm">
            <text:p text:style-name="P44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74" draw:text-style-name="P32" draw:layer="layout" svg:width="9.298cm" svg:height="1.2cm" svg:x="47.3cm" svg:y="21.801cm">
              <text:p text:style-name="P30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74" draw:text-style-name="P32" draw:layer="layout" svg:width="9.298cm" svg:height="1.2cm" svg:x="35.351cm" svg:y="14.902cm">
              <text:p text:style-name="P30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74" draw:text-style-name="P32" draw:layer="layout" svg:width="9.298cm" svg:height="1.2cm" svg:x="35.351cm" svg:y="25.13cm">
          <text:p text:style-name="P30"><text:span text:style-name="T10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9.298cm" svg:height="1.2cm" svg:x="35.351cm" svg:y="27.205cm">
          <text:p text:style-name="P30"><text:span text:style-name="T10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4" draw:text-style-name="P32" draw:layer="layout" svg:width="9.298cm" svg:height="1.2cm" svg:x="35.351cm" svg:y="29.406cm">
            <text:p text:style-name="P30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35.9cm" svg:y1="29.406cm" svg:x2="35.9cm" svg:y2="30.572cm">
            <text:p/>
          </draw:line>
          <draw:line draw:style-name="gr65" draw:text-style-name="P3" draw:layer="layout" svg:x1="44.1cm" svg:y1="29.356cm" svg:x2="44.1cm" svg:y2="30.606cm">
            <text:p/>
          </draw:line>
        </draw:g>
        <draw:connector draw:style-name="gr100" draw:text-style-name="P46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100" draw:text-style-name="P46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101" draw:text-style-name="P46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101" draw:text-style-name="P46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draw:g draw:style-name="gr2" xml:id="id5" draw:id="id5">
          <draw:custom-shape draw:style-name="gr98" draw:text-style-name="P45" draw:layer="layout" svg:width="10cm" svg:height="3cm" svg:x="35cm" svg:y="36.791cm">
            <text:p text:style-name="P44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7" draw:text-style-name="P2" draw:layer="layout" svg:width="1.18cm" svg:height="0.9cm" svg:x="37.12cm" svg:y="37.89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2">
          <draw:custom-shape draw:style-name="gr99" draw:text-style-name="P32" draw:layer="layout" svg:width="9.298cm" svg:height="1.6cm" svg:x="35.351cm" svg:y="34.315cm">
            <text:p text:style-name="P30"><text:span text:style-name="T10">エージェント座標から</text:span></text:p>
            <text:p text:style-name="P30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 draw:style-name="gr2">
            <draw:custom-shape draw:style-name="gr74" draw:text-style-name="P32" draw:layer="layout" svg:width="9.298cm" svg:height="1.2cm" svg:x="47.3cm" svg:y="40.964cm">
              <text:p text:style-name="P30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49.42cm" svg:y="41.16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97" draw:text-style-name="P2" draw:layer="layout" svg:width="1.18cm" svg:height="0.9cm" svg:x="49.42cm" svg:y="41.16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draw:style-name="gr2">
          <draw:g draw:style-name="gr2">
            <draw:custom-shape draw:style-name="gr74" draw:text-style-name="P32" draw:layer="layout" svg:width="9.298cm" svg:height="1.2cm" svg:x="35.351cm" svg:y="40.966cm">
              <text:p text:style-name="P30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36.471cm" svg:y="41.16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onnector draw:style-name="gr100" draw:text-style-name="P46" draw:layer="layout" svg:x1="45cm" svg:y1="38.291cm" svg:x2="51.949cm" svg:y2="40.964cm" draw:start-shape="id5" draw:start-glue-point="1" draw:end-shape="id6" draw:end-glue-point="0" svg:d="M45000 38291h6949v2673" svg:viewBox="0 0 6950 2674">
          <text:p/>
        </draw:connector>
        <draw:connector draw:style-name="gr101" draw:text-style-name="P46" draw:layer="layout" draw:line-skew="0.161cm" svg:x1="51.949cm" svg:y1="42.164cm" svg:x2="40.257cm" svg:y2="43.039cm" draw:start-shape="id6" draw:start-glue-point="2" svg:d="M51949 42164v875h-11692" svg:viewBox="0 0 11693 876">
          <text:p/>
        </draw:connector>
        <draw:g draw:style-name="gr2">
          <draw:custom-shape draw:style-name="gr74" draw:text-style-name="P32" draw:layer="layout" svg:width="9.298cm" svg:height="1.2cm" svg:x="35.351cm" svg:y="52.918cm">
            <text:p text:style-name="P30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custom-shape draw:style-name="gr98" draw:text-style-name="P45" draw:layer="layout" svg:width="10cm" svg:height="3cm" svg:x="35cm" svg:y="48.842cm">
            <text:p text:style-name="P44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8" draw:id="id8">
          <draw:g draw:style-name="gr2">
            <draw:custom-shape draw:style-name="gr74" draw:text-style-name="P32" draw:layer="layout" svg:width="9.298cm" svg:height="1.2cm" svg:x="47.3cm" svg:y="52.865cm">
              <text:p text:style-name="P30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100" draw:text-style-name="P46" draw:layer="layout" svg:x1="45cm" svg:y1="50.342cm" svg:x2="51.949cm" svg:y2="52.865cm" draw:start-shape="id7" draw:start-glue-point="1" draw:end-shape="id8" draw:end-glue-point="0" svg:d="M45000 50342h6949v2523" svg:viewBox="0 0 6950 2524">
          <text:p/>
        </draw:connector>
        <draw:connector draw:style-name="gr101" draw:text-style-name="P46" draw:layer="layout" draw:line-skew="0.251cm" svg:x1="51.949cm" svg:y1="54.065cm" svg:x2="40.338cm" svg:y2="55.121cm" draw:start-shape="id8" draw:start-glue-point="2" svg:d="M51949 54065v1056h-11611" svg:viewBox="0 0 11612 1057">
          <text:p/>
        </draw:connector>
        <draw:g draw:style-name="gr2">
          <draw:custom-shape draw:style-name="gr99" draw:text-style-name="P32" draw:layer="layout" svg:width="9.298cm" svg:height="1.6cm" svg:x="35.351cm" svg:y="46.6cm">
            <text:p text:style-name="P30"><text:span text:style-name="T10">エージェント座標から</text:span></text:p>
            <text:p text:style-name="P30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79" draw:text-style-name="P32" draw:layer="layout" svg:width="9.298cm" svg:height="2cm" svg:x="8.6cm" svg:y="41.9cm">
            <text:p text:style-name="P30"><text:span text:style-name="T10">前処理</text:span></text:p>
            <text:p text:style-name="P30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9.149cm" svg:y1="41.9cm" svg:x2="9.149cm" svg:y2="43.9cm">
            <text:p/>
          </draw:line>
          <draw:line draw:style-name="gr65" draw:text-style-name="P3" draw:layer="layout" svg:x1="17.349cm" svg:y1="41.9cm" svg:x2="17.349cm" svg:y2="43.9cm">
            <text:p/>
          </draw:line>
        </draw:g>
        <draw:polygon draw:style-name="gr75" draw:text-style-name="P33" draw:layer="layout" svg:width="9.006cm" svg:height="1.399cm" draw:transform="rotate (-3.14159265358979) translate (17.752943758672cm 54.6000541050589cm)" svg:viewBox="0 0 9007 1400" draw:points="2252,0 6754,0 9007,700 9007,1400 0,1400 0,700">
          <text:p/>
        </draw:polygon>
        <draw:polygon draw:style-name="gr75" draw:text-style-name="P33" draw:layer="layout" svg:width="9.006cm" svg:height="1.399cm" draw:transform="rotate (-3.14159265358979) translate (17.752943758672cm 52.4000541050589cm)" svg:viewBox="0 0 9007 1400" draw:points="2252,0 6754,0 9007,700 9007,1400 0,1400 0,700">
          <text:p/>
        </draw:polygon>
        <draw:g draw:style-name="gr8">
          <draw:polygon draw:style-name="gr96" draw:text-style-name="P29" draw:layer="layout" svg:width="9.006cm" svg:height="1.399cm" svg:x="8.746cm" svg:y="44.4cm" svg:viewBox="0 0 9007 1400" draw:points="2252,0 6754,0 9007,700 9007,1400 0,1400 0,700">
            <text:p text:style-name="P43"><text:span text:style-name="T9">　</text:span><text:span text:style-name="T9">配</text:span><text:span text:style-name="T9">列</text:span><text:span text:style-name="T9">の</text:span><text:span text:style-name="T9">x</text:span><text:span text:style-name="T9">イ</text:span><text:span text:style-name="T9">ン</text:span><text:span text:style-name="T9">デ</text:span><text:span text:style-name="T9">ッ</text:span><text:span text:style-name="T9">ク</text:span><text:span text:style-name="T9">ス</text:span></text:p>
          </draw:polygon>
          <draw:frame draw:style-name="gr97" draw:text-style-name="P2" draw:layer="layout" svg:width="1.18cm" svg:height="0.9cm" svg:x="9.697cm" svg:y="44.88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draw:style-name="gr8">
          <draw:polygon draw:style-name="gr96" draw:text-style-name="P29" draw:layer="layout" svg:width="9.006cm" svg:height="1.399cm" svg:x="8.746cm" svg:y="46.6cm" svg:viewBox="0 0 9007 1400" draw:points="2252,0 6754,0 9007,700 9007,1400 0,1400 0,700">
            <text:p text:style-name="P2"><text:span text:style-name="T9">　</text:span><text:span text:style-name="T9">配</text:span><text:span text:style-name="T9">列</text:span><text:span text:style-name="T9">の</text:span><text:span text:style-name="T9">y</text:span><text:span text:style-name="T9">イ</text:span><text:span text:style-name="T9">ン</text:span><text:span text:style-name="T9">デ</text:span><text:span text:style-name="T9">ッ</text:span><text:span text:style-name="T9">ク</text:span><text:span text:style-name="T9">ス</text:span></text:p>
          </draw:polygon>
          <draw:frame draw:style-name="gr97" draw:text-style-name="P2" draw:layer="layout" svg:width="1.18cm" svg:height="0.9cm" svg:x="9.696cm" svg:y="47.08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draw:style-name="gr2">
          <draw:custom-shape draw:style-name="gr74" draw:text-style-name="P32" draw:layer="layout" svg:width="9.298cm" svg:height="1.2cm" svg:x="8.6cm" svg:y="48.9cm">
            <text:p text:style-name="P30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10.1cm" svg:y="49.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polygon draw:style-name="gr75" draw:text-style-name="P33" draw:layer="layout" svg:width="9.006cm" svg:height="1.399cm" draw:transform="rotate (-3.14159265358979) translate (19.552943758672cm 15.8000541050589cm)" svg:viewBox="0 0 9007 1400" draw:points="2252,0 6754,0 9007,700 9007,1400 0,1400 0,700">
          <text:p/>
        </draw:polygon>
        <draw:polygon draw:style-name="gr75" draw:text-style-name="P33" draw:layer="layout" svg:width="9.006cm" svg:height="1.399cm" draw:transform="rotate (-3.14159265358979) translate (19.552943758672cm 13.6000541050589cm)" svg:viewBox="0 0 9007 1400" draw:points="2252,0 6754,0 9007,700 9007,1400 0,1400 0,700">
          <text:p/>
        </draw:polygon>
        <draw:g draw:style-name="gr8">
          <draw:polygon draw:style-name="gr96" draw:text-style-name="P29" draw:layer="layout" svg:width="9.006cm" svg:height="1.399cm" svg:x="10.546cm" svg:y="5.6cm" svg:viewBox="0 0 9007 1400" draw:points="2252,0 6754,0 9007,700 9007,1400 0,1400 0,700">
            <text:p text:style-name="P43"><text:span text:style-name="T9">　</text:span><text:span text:style-name="T9">配</text:span><text:span text:style-name="T9">列</text:span><text:span text:style-name="T9">の</text:span><text:span text:style-name="T9">x</text:span><text:span text:style-name="T9">イ</text:span><text:span text:style-name="T9">ン</text:span><text:span text:style-name="T9">デ</text:span><text:span text:style-name="T9">ッ</text:span><text:span text:style-name="T9">ク</text:span><text:span text:style-name="T9">ス</text:span></text:p>
          </draw:polygon>
          <draw:frame draw:style-name="gr97" draw:text-style-name="P2" draw:layer="layout" svg:width="1.18cm" svg:height="0.9cm" svg:x="11.497cm" svg:y="6.08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draw:style-name="gr8">
          <draw:polygon draw:style-name="gr96" draw:text-style-name="P29" draw:layer="layout" svg:width="9.006cm" svg:height="1.399cm" svg:x="10.546cm" svg:y="7.8cm" svg:viewBox="0 0 9007 1400" draw:points="2252,0 6754,0 9007,700 9007,1400 0,1400 0,700">
            <text:p text:style-name="P2"><text:span text:style-name="T9">　</text:span><text:span text:style-name="T9">配</text:span><text:span text:style-name="T9">列</text:span><text:span text:style-name="T9">の</text:span><text:span text:style-name="T9">y</text:span><text:span text:style-name="T9">イ</text:span><text:span text:style-name="T9">ン</text:span><text:span text:style-name="T9">デ</text:span><text:span text:style-name="T9">ッ</text:span><text:span text:style-name="T9">ク</text:span><text:span text:style-name="T9">ス</text:span></text:p>
          </draw:polygon>
          <draw:frame draw:style-name="gr97" draw:text-style-name="P2" draw:layer="layout" svg:width="1.18cm" svg:height="0.9cm" svg:x="11.496cm" svg:y="8.28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draw:style-name="gr2">
          <draw:custom-shape draw:style-name="gr74" draw:text-style-name="P32" draw:layer="layout" svg:width="9.298cm" svg:height="1.2cm" svg:x="10.4cm" svg:y="10.1cm">
            <text:p text:style-name="P30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11.9cm" svg:y="10.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draw:style-name="gr97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2" draw:text-style-name="P48" draw:layer="layout" svg:width="19.8cm" svg:height="14.6cm" svg:x="31.2cm" svg:y="19cm">
          <text:p text:style-name="P47"><text:span text:style-name="T13">Dra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custom-shape draw:style-name="gr103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0" draw:layer="layout" svg:width="1.047cm" svg:height="1.048cm" svg:x="9.341cm" svg:y="12.819cm">
          <text:p text:style-name="P49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15.279cm" svg:y="4.4cm">
          <text:p text:style-name="P51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3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6.481cm" svg:y="7.899cm">
          <text:p text:style-name="P54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5" draw:layer="layout" svg:width="1.47cm" svg:height="1.448cm" svg:x="5.746cm" svg:y="10.747cm">
          <text:p text:style-name="P54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3cm" svg:y="12.356cm">
          <text:p text:style-name="P54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5.789cm" svg:y="15.755cm">
          <text:p text:style-name="P54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9.228cm" svg:y="12.533cm">
          <text:p text:style-name="P54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5" draw:layer="layout" svg:width="1.471cm" svg:height="1.448cm" svg:x="11.729cm" svg:y="10.8cm">
          <text:p text:style-name="P54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11.129cm" svg:y="8.2cm">
          <text:p text:style-name="P54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5" draw:layer="layout" svg:x1="9.6cm" svg:y1="10.738cm" svg:x2="10.8cm" svg:y2="9.519cm">
          <text:p/>
        </draw:line>
        <draw:custom-shape draw:style-name="gr112" draw:text-style-name="P56" draw:layer="layout" svg:width="1.471cm" svg:height="1.448cm" svg:x="8.759cm" svg:y="10cm">
          <text:p text:style-name="P54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8.357cm" svg:y="7.699cm">
          <text:p text:style-name="P54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04" draw:text-style-name="P50" draw:layer="layout" svg:width="1.047cm" svg:height="1.048cm" svg:x="9.341cm" svg:y="30.819cm">
          <text:p text:style-name="P49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15.279cm" svg:y="22.4cm">
          <text:p text:style-name="P51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3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6.481cm" svg:y="25.899cm">
          <text:p text:style-name="P54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5" draw:layer="layout" svg:width="1.47cm" svg:height="1.448cm" svg:x="5.746cm" svg:y="28.747cm">
          <text:p text:style-name="P54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3cm" svg:y="30.356cm">
          <text:p text:style-name="P54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5.789cm" svg:y="33.755cm">
          <text:p text:style-name="P54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9.228cm" svg:y="30.533cm">
          <text:p text:style-name="P54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5" draw:layer="layout" svg:width="1.471cm" svg:height="1.448cm" svg:x="11.729cm" svg:y="28.8cm">
          <text:p text:style-name="P54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11.129cm" svg:y="26.2cm">
          <text:p text:style-name="P54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5" draw:layer="layout" svg:x1="9.6cm" svg:y1="28.719cm" svg:x2="10.8cm" svg:y2="27.519cm">
          <text:p/>
        </draw:line>
        <draw:custom-shape draw:style-name="gr112" draw:text-style-name="P56" draw:layer="layout" svg:width="1.471cm" svg:height="1.448cm" svg:x="8.759cm" svg:y="28cm">
          <text:p text:style-name="P54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8.357cm" svg:y="25.699cm">
          <text:p text:style-name="P54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7"><text:span text:style-name="T17">エージェント</text:span><text:span text:style-name="T17">0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1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2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3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5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6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7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8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7"><text:span text:style-name="T17">エージェント</text:span><text:span text:style-name="T17">9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13" draw:text-style-name="P59" draw:layer="layout" svg:width="4.8cm" svg:height="1.6cm" svg:x="25.6cm" svg:y="2.8cm">
          <text:p text:style-name="P58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14" draw:text-style-name="P1" draw:layer="layout" svg:width="18cm" svg:height="10.792cm" svg:x="18.975cm" svg:y="23.527cm">
          <text:p/>
          <draw:enhanced-geometry svg:viewBox="0 0 21600 21600" draw:path-stretchpoint-x="10800" draw:path-stretchpoint-y="10800" draw:text-areas="?f3 ?f4 ?f5 ?f6" draw:type="round-rectangle" draw:modifiers="2109.367182433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0.572cm" svg:x="20.171cm" svg:y="24.5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7"><text:span text:style-name="T17">エージェント</text:span><text:span text:style-name="T17">0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1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2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6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7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8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6" table:default-cell-style-name="ce4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5" draw:text-style-name="P59" draw:layer="layout" svg:width="4.8cm" svg:height="1.6cm" svg:x="25.575cm" svg:y="22.727cm">
          <text:p text:style-name="P58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4" draw:text-style-name="P50" draw:layer="layout" svg:width="1.047cm" svg:height="1.048cm" svg:x="9.302cm" svg:y="49.846cm">
          <text:p text:style-name="P49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15.24cm" svg:y="41.427cm">
          <text:p text:style-name="P51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3" draw:layer="layout" svg:width="1.048cm" svg:height="1.047cm" svg:x="5.818cm" svg:y="4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6.442cm" svg:y="44.926cm">
          <text:p text:style-name="P54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5" draw:layer="layout" svg:width="1.47cm" svg:height="1.448cm" svg:x="5.707cm" svg:y="47.774cm">
          <text:p text:style-name="P54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2.961cm" svg:y="49.383cm">
          <text:p text:style-name="P54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5.75cm" svg:y="52.782cm">
          <text:p text:style-name="P54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9.189cm" svg:y="49.56cm">
          <text:p text:style-name="P54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5" draw:layer="layout" svg:x1="10.561cm" svg:y1="47.727cm" svg:x2="11.561cm" svg:y2="47.727cm">
          <text:p/>
        </draw:line>
        <draw:custom-shape draw:style-name="gr117" draw:text-style-name="P60" draw:layer="layout" svg:width="7.2cm" svg:height="7.2cm" draw:transform="rotate (0.785398163397448) translate (4.571cm 47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261cm" svg:y="40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5" draw:layer="layout" svg:width="1.471cm" svg:height="1.448cm" svg:x="11.69cm" svg:y="47.827cm">
          <text:p text:style-name="P54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11.09cm" svg:y="45.227cm">
          <text:p text:style-name="P54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5cm" svg:y="4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5" draw:layer="layout" svg:x1="9.561cm" svg:y1="47.746cm" svg:x2="10.761cm" svg:y2="46.546cm">
          <text:p/>
        </draw:line>
        <draw:custom-shape draw:style-name="gr105" draw:text-style-name="P55" draw:layer="layout" svg:width="1.471cm" svg:height="1.448cm" svg:x="8.72cm" svg:y="47.027cm">
          <text:p text:style-name="P54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8.318cm" svg:y="44.726cm">
          <text:p text:style-name="P54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" draw:layer="layout" svg:width="18cm" svg:height="14.8cm" svg:x="18.975cm" svg:y="40.627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3.594cm" svg:x="20.171cm" svg:y="41.6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7"><text:span text:style-name="T17">エージェント</text:span><text:span text:style-name="T17">0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1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2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3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5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6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7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8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7"><text:span text:style-name="T17">エージェント</text:span><text:span text:style-name="T17">9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19" draw:text-style-name="P59" draw:layer="layout" svg:width="4.8cm" svg:height="1.6cm" svg:x="25.575cm" svg:y="39.827cm">
          <text:p text:style-name="P58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9" draw:text-style-name="P20" draw:layer="layout" svg:width="15.3cm" svg:height="14.9cm" svg:x="2.3cm" svg:y="4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0" draw:layer="layout" svg:width="1.047cm" svg:height="1.048cm" svg:x="9.341cm" svg:y="12.819cm">
          <text:p text:style-name="P49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15.279cm" svg:y="4.4cm">
          <text:p text:style-name="P51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3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6.481cm" svg:y="7.899cm">
          <text:p text:style-name="P54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5" draw:layer="layout" svg:width="1.47cm" svg:height="1.448cm" svg:x="5.746cm" svg:y="10.747cm">
          <text:p text:style-name="P54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3cm" svg:y="12.356cm">
          <text:p text:style-name="P54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5.789cm" svg:y="15.755cm">
          <text:p text:style-name="P54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9.228cm" svg:y="12.533cm">
          <text:p text:style-name="P54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5" draw:layer="layout" svg:x1="10.6cm" svg:y1="10.7cm" svg:x2="11.6cm" svg:y2="10.7cm">
          <text:p/>
        </draw:line>
        <draw:custom-shape draw:style-name="gr117" draw:text-style-name="P60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5" draw:layer="layout" svg:width="1.471cm" svg:height="1.448cm" svg:x="11.729cm" svg:y="10.8cm">
          <text:p text:style-name="P54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11.129cm" svg:y="8.2cm">
          <text:p text:style-name="P54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5" draw:layer="layout" svg:x1="10.3cm" svg:y1="10.2cm" svg:x2="11cm" svg:y2="9.5cm">
          <text:p/>
        </draw:line>
        <draw:custom-shape draw:style-name="gr105" draw:text-style-name="P55" draw:layer="layout" svg:width="1.471cm" svg:height="1.448cm" svg:x="9.12cm" svg:y="10cm">
          <text:p text:style-name="P54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8.357cm" svg:y="7.699cm">
          <text:p text:style-name="P54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04" draw:text-style-name="P50" draw:layer="layout" svg:width="1.047cm" svg:height="1.048cm" svg:x="9.341cm" svg:y="30.819cm">
          <text:p text:style-name="P49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15.279cm" svg:y="22.4cm">
          <text:p text:style-name="P51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3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6.481cm" svg:y="25.899cm">
          <text:p text:style-name="P54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5" draw:layer="layout" svg:width="1.47cm" svg:height="1.448cm" svg:x="5.746cm" svg:y="28.747cm">
          <text:p text:style-name="P54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3cm" svg:y="30.356cm">
          <text:p text:style-name="P54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5.789cm" svg:y="33.755cm">
          <text:p text:style-name="P54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9.228cm" svg:y="30.533cm">
          <text:p text:style-name="P54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5" draw:layer="layout" svg:x1="10.6cm" svg:y1="28.7cm" svg:x2="11.6cm" svg:y2="28.7cm">
          <text:p/>
        </draw:line>
        <draw:custom-shape draw:style-name="gr117" draw:text-style-name="P60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5" draw:layer="layout" svg:width="1.471cm" svg:height="1.448cm" svg:x="11.729cm" svg:y="28.8cm">
          <text:p text:style-name="P54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11.129cm" svg:y="26.2cm">
          <text:p text:style-name="P54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5" draw:layer="layout" svg:x1="10.3cm" svg:y1="28.2cm" svg:x2="11cm" svg:y2="27.5cm">
          <text:p/>
        </draw:line>
        <draw:custom-shape draw:style-name="gr105" draw:text-style-name="P55" draw:layer="layout" svg:width="1.471cm" svg:height="1.448cm" svg:x="9.12cm" svg:y="28cm">
          <text:p text:style-name="P54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8.357cm" svg:y="25.699cm">
          <text:p text:style-name="P54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7"><text:span text:style-name="T17">エージェント</text:span><text:span text:style-name="T17">0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1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2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3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5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6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7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8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7"><text:span text:style-name="T17">エージェント</text:span><text:span text:style-name="T17">9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21" draw:text-style-name="P59" draw:layer="layout" svg:width="4.8cm" svg:height="1.6cm" svg:x="25.6cm" svg:y="2.8cm">
          <text:p text:style-name="P58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5.299cm" svg:height="14.899cm" svg:x="2.3cm" svg:y="3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104" draw:text-style-name="P50" draw:layer="layout" svg:width="1.047cm" svg:height="1.048cm" svg:x="9.341cm" svg:y="12.819cm">
          <text:p text:style-name="P49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15.279cm" svg:y="4.4cm">
          <text:p text:style-name="P51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3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6.481cm" svg:y="7.899cm">
          <text:p text:style-name="P54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5" draw:layer="layout" svg:width="1.47cm" svg:height="1.448cm" svg:x="5.746cm" svg:y="10.747cm">
          <text:p text:style-name="P54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3cm" svg:y="12.356cm">
          <text:p text:style-name="P54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5.789cm" svg:y="15.755cm">
          <text:p text:style-name="P54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9.228cm" svg:y="12.533cm">
          <text:p text:style-name="P54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5" draw:layer="layout" svg:x1="10.6cm" svg:y1="10.7cm" svg:x2="11.6cm" svg:y2="10.7cm">
          <text:p/>
        </draw:line>
        <draw:custom-shape draw:style-name="gr117" draw:text-style-name="P60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5" draw:layer="layout" svg:width="1.471cm" svg:height="1.448cm" svg:x="11.729cm" svg:y="10.8cm">
          <text:p text:style-name="P54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11.129cm" svg:y="8.2cm">
          <text:p text:style-name="P54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5" draw:layer="layout" svg:x1="10.3cm" svg:y1="10.2cm" svg:x2="11cm" svg:y2="9.5cm">
          <text:p/>
        </draw:line>
        <draw:custom-shape draw:style-name="gr105" draw:text-style-name="P55" draw:layer="layout" svg:width="1.471cm" svg:height="1.448cm" svg:x="9.12cm" svg:y="10cm">
          <text:p text:style-name="P54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8.357cm" svg:y="7.699cm">
          <text:p text:style-name="P54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104" draw:text-style-name="P50" draw:layer="layout" svg:width="1.047cm" svg:height="1.048cm" svg:x="9.341cm" svg:y="30.819cm">
          <text:p text:style-name="P49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15.279cm" svg:y="22.4cm">
          <text:p text:style-name="P51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3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6.481cm" svg:y="25.899cm">
          <text:p text:style-name="P54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5" draw:layer="layout" svg:width="1.47cm" svg:height="1.448cm" svg:x="5.746cm" svg:y="28.747cm">
          <text:p text:style-name="P54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3cm" svg:y="30.356cm">
          <text:p text:style-name="P54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5.789cm" svg:y="33.755cm">
          <text:p text:style-name="P54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9.228cm" svg:y="30.533cm">
          <text:p text:style-name="P54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5" draw:layer="layout" svg:x1="10.6cm" svg:y1="28.7cm" svg:x2="11.6cm" svg:y2="28.7cm">
          <text:p/>
        </draw:line>
        <draw:custom-shape draw:style-name="gr117" draw:text-style-name="P60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5" draw:layer="layout" svg:width="1.471cm" svg:height="1.448cm" svg:x="11.729cm" svg:y="28.8cm">
          <text:p text:style-name="P54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5" draw:layer="layout" svg:width="1.471cm" svg:height="1.448cm" svg:x="11.129cm" svg:y="26.2cm">
          <text:p text:style-name="P54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5" draw:layer="layout" svg:x1="10.3cm" svg:y1="28.2cm" svg:x2="11cm" svg:y2="27.5cm">
          <text:p/>
        </draw:line>
        <draw:custom-shape draw:style-name="gr105" draw:text-style-name="P55" draw:layer="layout" svg:width="1.471cm" svg:height="1.448cm" svg:x="9.12cm" svg:y="28cm">
          <text:p text:style-name="P54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1.472cm" svg:height="1.448cm" svg:x="8.357cm" svg:y="25.699cm">
          <text:p text:style-name="P54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7"><text:span text:style-name="T17">エージェント</text:span><text:span text:style-name="T17">0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1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2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3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5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6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7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7"><text:span text:style-name="T17">エージェント</text:span><text:span text:style-name="T17">8</text:span></text:p>
              </table:table-cell>
              <table:table-cell>
                <text:p text:style-name="P57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7"><text:span text:style-name="T17">エージェント</text:span><text:span text:style-name="T17">9</text:span></text:p>
              </table:table-cell>
              <table:table-cell>
                <text:p text:style-name="P57"><text:span text:style-name="T17">距離計算→判定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22" draw:text-style-name="P59" draw:layer="layout" svg:width="4.8cm" svg:height="1.6cm" svg:x="25.6cm" svg:y="2.8cm">
          <text:p text:style-name="P58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5" draw:text-style-name="P52" draw:layer="layout" svg:width="1.471cm" svg:height="1.448cm" svg:x="30.4cm" svg:y="34.271cm">
          <text:p text:style-name="P51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28.486cm" svg:y="25.02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6">
              <table:table-cell>
                <text:p text:style-name="P57">2</text:p>
              </table:table-cell>
              <table:table-cell>
                <text:p text:style-name="P57">3</text:p>
              </table:table-cell>
            </table:table-row>
            <table:table-row table:style-name="ro8" table:default-cell-style-name="ce6">
              <table:table-cell>
                <text:p text:style-name="P57">0</text:p>
              </table:table-cell>
              <table:table-cell>
                <text:p text:style-name="P57">1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05" draw:text-style-name="P52" draw:layer="layout" svg:width="1.471cm" svg:height="1.448cm" svg:x="37.929cm" svg:y="28.519cm">
          <text:p text:style-name="P51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31.929cm" svg:y="35.471cm">
          <text:p text:style-name="P51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29.6cm" svg:y="26.671cm">
          <text:p text:style-name="P51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31.529cm" svg:y="27.671cm">
          <text:p text:style-name="P51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30.8cm" svg:y="29.919cm">
          <text:p text:style-name="P51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custom-shape draw:style-name="gr105" draw:text-style-name="P52" draw:layer="layout" svg:width="1.471cm" svg:height="1.448cm" svg:x="7.401cm" svg:y="14.272cm">
          <text:p text:style-name="P51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7cm" svg:y="5.02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7">
                <text:p text:style-name="P61">2</text:p>
              </table:table-cell>
              <table:table-cell table:style-name="ce8">
                <text:p text:style-name="P61">3</text:p>
              </table:table-cell>
            </table:table-row>
            <table:table-row table:style-name="ro8">
              <table:table-cell table:style-name="ce7">
                <text:p text:style-name="P61">0</text:p>
              </table:table-cell>
              <table:table-cell table:style-name="ce8">
                <text:p text:style-name="P61">1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05" draw:text-style-name="P52" draw:layer="layout" svg:width="1.471cm" svg:height="1.448cm" svg:x="14.93cm" svg:y="8.52cm">
          <text:p text:style-name="P51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8.93cm" svg:y="15.472cm">
          <text:p text:style-name="P51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6.601cm" svg:y="6.672cm">
          <text:p text:style-name="P51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8.53cm" svg:y="7.672cm">
          <text:p text:style-name="P51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7.801cm" svg:y="9.92cm">
          <text:p text:style-name="P51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xml:id="id9" draw:id="id9" draw:layer="layout" svg:width="3.738cm" svg:height="2.303cm" svg:x="23.65cm" svg:y="5.015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62">0</text:p>
              </table:table-cell>
            </table:table-row>
            <table:table-row table:style-name="ro9">
              <table:table-cell table:style-name="ce10">
                <text:p text:style-name="P62">0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3" draw:layer="layout" svg:width="3.738cm" svg:height="2.303cm" svg:x="28.673cm" svg:y="5.016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62">1</text:p>
              </table:table-cell>
            </table:table-row>
            <table:table-row table:style-name="ro9">
              <table:table-cell table:style-name="ce10">
                <text:p text:style-name="P62">-1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xml:id="id17" draw:id="id17" draw:layer="layout" svg:width="3.738cm" svg:height="2.303cm" svg:x="33.715cm" svg:y="5.016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62">2</text:p>
              </table:table-cell>
            </table:table-row>
            <table:table-row table:style-name="ro9">
              <table:table-cell table:style-name="ce10">
                <text:p text:style-name="P62">3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3" xml:id="id12" draw:id="id12" draw:layer="layout" svg:width="3.738cm" svg:height="2.303cm" svg:x="38.674cm" svg:y="5.017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62">1</text:p>
              </table:table-cell>
            </table:table-row>
            <table:table-row table:style-name="ro9">
              <table:table-cell table:style-name="ce10">
                <text:p text:style-name="P62">1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3" xml:id="id10" draw:id="id10" draw:layer="layout" svg:width="3.738cm" svg:height="2.303cm" svg:x="23.65cm" svg:y="9.016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62">0</text:p>
              </table:table-cell>
            </table:table-row>
            <table:table-row table:style-name="ro9">
              <table:table-cell table:style-name="ce10">
                <text:p text:style-name="P62">2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3" xml:id="id11" draw:id="id11" draw:layer="layout" svg:width="3.738cm" svg:height="2.303cm" svg:x="23.65cm" svg:y="13.023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62">2</text:p>
              </table:table-cell>
            </table:table-row>
            <table:table-row table:style-name="ro9">
              <table:table-cell table:style-name="ce10">
                <text:p text:style-name="P62">-1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3" xml:id="id16" draw:id="id16" draw:layer="layout" svg:width="3.738cm" svg:height="2.303cm" svg:x="33.715cm" svg:y="9.041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62">3</text:p>
              </table:table-cell>
            </table:table-row>
            <table:table-row table:style-name="ro9">
              <table:table-cell table:style-name="ce10">
                <text:p text:style-name="P62">4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3" xml:id="id13" draw:id="id13" draw:layer="layout" svg:width="3.738cm" svg:height="2.303cm" svg:x="38.658cm" svg:y="8.983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62">1</text:p>
              </table:table-cell>
            </table:table-row>
            <table:table-row table:style-name="ro9">
              <table:table-cell table:style-name="ce10">
                <text:p text:style-name="P62">-1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xml:id="id14" draw:id="id14" draw:layer="layout" svg:width="3.738cm" svg:height="2.303cm" svg:x="33.715cm" svg:y="13.018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62">4</text:p>
              </table:table-cell>
            </table:table-row>
            <table:table-row table:style-name="ro9">
              <table:table-cell table:style-name="ce10">
                <text:p text:style-name="P62">5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3" xml:id="id15" draw:id="id15" draw:layer="layout" svg:width="3.738cm" svg:height="2.303cm" svg:x="33.715cm" svg:y="17.019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62">5</text:p>
              </table:table-cell>
            </table:table-row>
            <table:table-row table:style-name="ro9">
              <table:table-cell table:style-name="ce10">
                <text:p text:style-name="P62">-1</text:p>
              </table:table-cell>
            </table:table-row>
          </table:table>
          <draw:image xlink:href="Pictures/TablePreview24.svm" xlink:type="simple" xlink:show="embed" xlink:actuate="onLoad"/>
        </draw:frame>
        <draw:connector draw:style-name="gr123" draw:text-style-name="P63" draw:layer="layout" svg:x1="25.519cm" svg:y1="7.318cm" svg:x2="25.519cm" svg:y2="9.016cm" draw:start-shape="id9" draw:start-glue-point="2" draw:end-shape="id10" draw:end-glue-point="0" svg:d="M25519 7318v1698" svg:viewBox="0 0 1 1699">
          <text:p/>
        </draw:connector>
        <draw:connector draw:style-name="gr123" draw:text-style-name="P63" draw:layer="layout" svg:x1="25.519cm" svg:y1="11.319cm" svg:x2="25.519cm" svg:y2="13.023cm" draw:start-shape="id10" draw:start-glue-point="2" draw:end-shape="id11" draw:end-glue-point="0" svg:d="M25519 11319v1704" svg:viewBox="0 0 1 1705">
          <text:p/>
        </draw:connector>
        <draw:connector draw:style-name="gr123" draw:text-style-name="P63" draw:layer="layout" svg:x1="40.543cm" svg:y1="7.32cm" svg:x2="40.527cm" svg:y2="8.983cm" draw:start-shape="id12" draw:start-glue-point="2" draw:end-shape="id13" draw:end-glue-point="0" svg:d="M40543 7320v832h-16v831" svg:viewBox="0 0 17 1664">
          <text:p/>
        </draw:connector>
        <draw:connector draw:style-name="gr123" draw:text-style-name="P63" draw:layer="layout" svg:x1="35.584cm" svg:y1="15.321cm" svg:x2="35.584cm" svg:y2="17.019cm" draw:start-shape="id14" draw:start-glue-point="2" draw:end-shape="id15" draw:end-glue-point="0" svg:d="M35584 15321v1698" svg:viewBox="0 0 1 1699">
          <text:p/>
        </draw:connector>
        <draw:connector draw:style-name="gr123" draw:text-style-name="P63" draw:layer="layout" svg:x1="35.584cm" svg:y1="11.344cm" svg:x2="35.584cm" svg:y2="13.018cm" draw:start-shape="id16" draw:start-glue-point="2" draw:end-shape="id14" draw:end-glue-point="0" svg:d="M35584 11344v1674" svg:viewBox="0 0 1 1675">
          <text:p/>
        </draw:connector>
        <draw:connector draw:style-name="gr123" draw:text-style-name="P63" draw:layer="layout" svg:x1="35.584cm" svg:y1="7.319cm" svg:x2="35.584cm" svg:y2="9.041cm" draw:start-shape="id17" draw:start-glue-point="2" draw:end-shape="id16" draw:end-glue-point="0" svg:d="M35584 7319v1722" svg:viewBox="0 0 1 1723">
          <text:p/>
        </draw:connector>
        <draw:custom-shape draw:style-name="gr105" draw:text-style-name="P52" draw:layer="layout" svg:width="1.471cm" svg:height="1.448cm" svg:x="7.402cm" svg:y="33.273cm">
          <text:p text:style-name="P51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8cm" svg:y="24.02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12">
              <table:table-cell>
                <text:p text:style-name="P61">2</text:p>
              </table:table-cell>
              <table:table-cell>
                <text:p text:style-name="P61">3</text:p>
              </table:table-cell>
            </table:table-row>
            <table:table-row table:style-name="ro8" table:default-cell-style-name="ce12">
              <table:table-cell>
                <text:p text:style-name="P61">0</text:p>
              </table:table-cell>
              <table:table-cell>
                <text:p text:style-name="P61">1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105" draw:text-style-name="P52" draw:layer="layout" svg:width="1.471cm" svg:height="1.448cm" svg:x="14.931cm" svg:y="27.521cm">
          <text:p text:style-name="P51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8.931cm" svg:y="34.473cm">
          <text:p text:style-name="P51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6.602cm" svg:y="25.673cm">
          <text:p text:style-name="P51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8.531cm" svg:y="26.673cm">
          <text:p text:style-name="P51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1cm" svg:height="1.448cm" svg:x="7.802cm" svg:y="28.921cm">
          <text:p text:style-name="P51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5" draw:layer="layout" svg:width="4.028cm" svg:height="1.195cm" svg:x="23.6cm" svg:y="25.424cm">
          <draw:text-box>
            <text:p text:style-name="P64"><text:span text:style-name="T17">h</text:span><text:span text:style-name="T17">a</text:span><text:span text:style-name="T17">s</text:span><text:span text:style-name="T17">h</text:span><text:span text:style-name="T17">配</text:span><text:span text:style-name="T17">列</text:span></text:p>
          </draw:text-box>
        </draw:frame>
        <draw:frame draw:style-name="gr3" draw:layer="layout" svg:width="12.211cm" svg:height="1.316cm" svg:x="28.608cm" svg:y="25.33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ce13">
              <table:table-cell>
                <text:p text:style-name="P66">0</text:p>
              </table:table-cell>
              <table:table-cell>
                <text:p text:style-name="P66">3</text:p>
              </table:table-cell>
              <table:table-cell>
                <text:p text:style-name="P66">0</text:p>
              </table:table-cell>
              <table:table-cell>
                <text:p text:style-name="P66">2</text:p>
              </table:table-cell>
              <table:table-cell>
                <text:p text:style-name="P66">2</text:p>
              </table:table-cell>
              <table:table-cell>
                <text:p text:style-name="P66">2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53" draw:text-style-name="P65" draw:layer="layout" svg:width="4.265cm" svg:height="1.195cm" svg:x="23.6cm" svg:y="27.425cm">
          <draw:text-box>
            <text:p text:style-name="P64"><text:span text:style-name="T17">I</text:span><text:span text:style-name="T17">n</text:span><text:span text:style-name="T17">d</text:span><text:span text:style-name="T17">e</text:span><text:span text:style-name="T17">x</text:span><text:span text:style-name="T17">配</text:span><text:span text:style-name="T17">列</text:span></text:p>
          </draw:text-box>
        </draw:frame>
        <draw:frame draw:style-name="gr3" draw:layer="layout" svg:width="12.211cm" svg:height="1.316cm" svg:x="28.608cm" svg:y="27.33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ce13">
              <table:table-cell>
                <text:p text:style-name="P66">0</text:p>
              </table:table-cell>
              <table:table-cell>
                <text:p text:style-name="P66">1</text:p>
              </table:table-cell>
              <table:table-cell>
                <text:p text:style-name="P66">2</text:p>
              </table:table-cell>
              <table:table-cell>
                <text:p text:style-name="P66">3</text:p>
              </table:table-cell>
              <table:table-cell>
                <text:p text:style-name="P66">4</text:p>
              </table:table-cell>
              <table:table-cell>
                <text:p text:style-name="P66">5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53" draw:text-style-name="P65" draw:layer="layout" svg:width="4.028cm" svg:height="1.195cm" svg:x="23.641cm" svg:y="31.425cm">
          <draw:text-box>
            <text:p text:style-name="P64"><text:span text:style-name="T17">h</text:span><text:span text:style-name="T17">a</text:span><text:span text:style-name="T17">s</text:span><text:span text:style-name="T17">h</text:span><text:span text:style-name="T17">配</text:span><text:span text:style-name="T17">列</text:span></text:p>
          </draw:text-box>
        </draw:frame>
        <draw:frame draw:style-name="gr3" draw:layer="layout" svg:width="12.211cm" svg:height="1.316cm" svg:x="28.608cm" svg:y="31.33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ce13">
              <table:table-cell>
                <text:p text:style-name="P66">0</text:p>
              </table:table-cell>
              <table:table-cell>
                <text:p text:style-name="P66">0</text:p>
              </table:table-cell>
              <table:table-cell>
                <text:p text:style-name="P66">2</text:p>
              </table:table-cell>
              <table:table-cell>
                <text:p text:style-name="P66">2</text:p>
              </table:table-cell>
              <table:table-cell>
                <text:p text:style-name="P66">2</text:p>
              </table:table-cell>
              <table:table-cell>
                <text:p text:style-name="P66">3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53" draw:text-style-name="P65" draw:layer="layout" svg:width="4.265cm" svg:height="1.195cm" svg:x="23.641cm" svg:y="33.426cm">
          <draw:text-box>
            <text:p text:style-name="P64"><text:span text:style-name="T17">I</text:span><text:span text:style-name="T17">n</text:span><text:span text:style-name="T17">d</text:span><text:span text:style-name="T17">e</text:span><text:span text:style-name="T17">x</text:span><text:span text:style-name="T17">配</text:span><text:span text:style-name="T17">列</text:span></text:p>
          </draw:text-box>
        </draw:frame>
        <draw:frame draw:style-name="gr3" draw:layer="layout" svg:width="12.211cm" svg:height="1.316cm" svg:x="28.608cm" svg:y="33.33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ce13">
              <table:table-cell>
                <text:p text:style-name="P66">0</text:p>
              </table:table-cell>
              <table:table-cell>
                <text:p text:style-name="P66">2</text:p>
              </table:table-cell>
              <table:table-cell>
                <text:p text:style-name="P66">3</text:p>
              </table:table-cell>
              <table:table-cell>
                <text:p text:style-name="P66">4</text:p>
              </table:table-cell>
              <table:table-cell>
                <text:p text:style-name="P66">5</text:p>
              </table:table-cell>
              <table:table-cell>
                <text:p text:style-name="P66">1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53" draw:text-style-name="P65" draw:layer="layout" svg:width="3.846cm" svg:height="1.195cm" svg:x="23.682cm" svg:y="36.427cm">
          <draw:text-box>
            <text:p text:style-name="P64"><text:span text:style-name="T17">s</text:span><text:span text:style-name="T17">t</text:span><text:span text:style-name="T17">a</text:span><text:span text:style-name="T17">r</text:span><text:span text:style-name="T17">t</text:span><text:span text:style-name="T17">配</text:span><text:span text:style-name="T17">列</text:span></text:p>
          </draw:text-box>
        </draw:frame>
        <draw:frame draw:style-name="gr3" draw:layer="layout" svg:width="8.139cm" svg:height="1.316cm" svg:x="28.608cm" svg:y="36.336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10" table:default-cell-style-name="ce13">
              <table:table-cell>
                <text:p text:style-name="P66">0</text:p>
              </table:table-cell>
              <table:table-cell>
                <text:p text:style-name="P66">-1</text:p>
              </table:table-cell>
              <table:table-cell>
                <text:p text:style-name="P66">2</text:p>
              </table:table-cell>
              <table:table-cell>
                <text:p text:style-name="P66">5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style-name="gr124" draw:text-style-name="P7" draw:layer="layout" svg:width="2cm" svg:height="1.2cm" svg:x="32.4cm" svg:y="29.419cm">
          <text:p/>
          <draw:enhanced-geometry svg:viewBox="0 0 21600 21600" draw:text-areas="?f0 0 ?f2 ?f5" draw:type="down-arrow" draw:modifiers="11780.1831806828 5829.085457271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9" draw:layer="layout" svg:width="2.407cm" svg:height="0.886cm" svg:x="34.6cm" svg:y="29.619cm">
          <draw:text-box>
            <text:p>ソート</text:p>
          </draw:text-box>
        </draw:frame>
        <draw:line draw:style-name="gr125" draw:text-style-name="P3" draw:layer="layout" svg:x1="29.6cm" svg:y1="36.289cm" svg:x2="29.6cm" svg:y2="34.719cm">
          <text:p/>
        </draw:line>
        <draw:line draw:style-name="gr125" draw:text-style-name="P3" draw:layer="layout" svg:x1="33.7cm" svg:y1="36.289cm" svg:x2="33.7cm" svg:y2="34.719cm">
          <text:p/>
        </draw:line>
        <draw:line draw:style-name="gr125" draw:text-style-name="P3" draw:layer="layout" svg:x1="35.7cm" svg:y1="36.289cm" svg:x2="39.6cm" svg:y2="34.819cm">
          <text:p/>
        </draw:line>
        <draw:custom-shape draw:style-name="gr126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0" draw:layer="layout" svg:width="15.313cm" svg:height="14.896cm" svg:x="5.487cm" svg:y="24.0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custom-shape draw:style-name="gr128" draw:text-style-name="P27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27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130" draw:text-style-name="P67" draw:layer="layout" svg:width="1.488cm" svg:height="2.225cm" svg:x="19.4cm" svg:y="12.375cm">
          <draw:text-box>
            <text:p><text:span text:style-name="T18">出</text:span></text:p>
            <text:p><text:span text:style-name="T18">口</text:span></text:p>
          </draw:text-box>
        </draw:frame>
        <draw:line draw:style-name="gr131" draw:text-style-name="P3" draw:layer="layout" svg:x1="7.6cm" svg:y1="10cm" svg:x2="9.2cm" svg:y2="10.8cm">
          <text:p/>
        </draw:line>
        <draw:custom-shape draw:style-name="gr132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1.4cm" svg:y1="11.2cm" svg:x2="13cm" svg:y2="12cm">
          <text:p/>
        </draw:line>
        <draw:custom-shape draw:style-name="gr133" draw:text-style-name="P25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4cm" svg:y1="10cm" svg:x2="15.6cm" svg:y2="10.8cm">
          <text:p/>
        </draw:line>
        <draw:custom-shape draw:style-name="gr133" draw:text-style-name="P25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9.6cm" svg:y1="14.8cm" svg:x2="11.389cm" svg:y2="14.8cm">
          <text:p/>
        </draw:line>
        <draw:custom-shape draw:style-name="gr134" draw:text-style-name="P68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3.3cm" svg:y1="14.4cm" svg:x2="15.089cm" svg:y2="14.4cm">
          <text:p/>
        </draw:line>
        <draw:custom-shape draw:style-name="gr134" draw:text-style-name="P68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3.426cm" svg:y1="18.2cm" svg:x2="14.599cm" svg:y2="16.85cm">
          <text:p/>
        </draw:line>
        <draw:custom-shape draw:style-name="gr133" draw:text-style-name="P25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7.226cm" svg:y1="17.6cm" svg:x2="18.399cm" svg:y2="16.25cm">
          <text:p/>
        </draw:line>
        <draw:custom-shape draw:style-name="gr132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32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5" draw:text-style-name="P69" draw:layer="layout" svg:width="3.995cm" svg:height="1.17cm" svg:x="29.566cm" svg:y="11.202cm">
            <draw:text-box>
              <text:p><text:span text:style-name="T19">ス</text:span><text:span text:style-name="T19">レ</text:span><text:span text:style-name="T19">ッ</text:span><text:span text:style-name="T19">ド</text:span><text:span text:style-name="T19">1</text:span></text:p>
            </draw:text-box>
          </draw:frame>
        </draw:g>
        <draw:g draw:style-name="gr2">
          <draw:custom-shape draw:style-name="gr134" draw:text-style-name="P68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5" draw:text-style-name="P69" draw:layer="layout" svg:width="3.995cm" svg:height="1.17cm" svg:x="29.526cm" svg:y="13.753cm">
            <draw:text-box>
              <text:p><text:span text:style-name="T19">ス</text:span><text:span text:style-name="T19">レ</text:span><text:span text:style-name="T19">ッ</text:span><text:span text:style-name="T19">ド</text:span><text:span text:style-name="T19">2</text:span></text:p>
            </draw:text-box>
          </draw:frame>
        </draw:g>
        <draw:g draw:style-name="gr2">
          <draw:custom-shape draw:style-name="gr133" draw:text-style-name="P25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5" draw:text-style-name="P69" draw:layer="layout" svg:width="3.995cm" svg:height="1.17cm" svg:x="29.486cm" svg:y="16.304cm">
            <draw:text-box>
              <text:p><text:span text:style-name="T19">ス</text:span><text:span text:style-name="T19">レ</text:span><text:span text:style-name="T19">ッ</text:span><text:span text:style-name="T19">ド</text:span><text:span text:style-name="T19">3</text:span></text:p>
            </draw:text-box>
          </draw:frame>
        </draw:g>
        <draw:custom-shape draw:style-name="gr136" draw:text-style-name="P70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1" draw:layer="layout" svg:width="6.6cm" svg:height="1.4cm" svg:x="27.1cm" svg:y="9.2cm">
          <text:p text:style-name="P44"><text:span text:style-name="T20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27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27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130" draw:text-style-name="P67" draw:layer="layout" svg:width="1.488cm" svg:height="2.225cm" svg:x="19.76cm" svg:y="28.075cm">
          <draw:text-box>
            <text:p><text:span text:style-name="T18">出</text:span></text:p>
            <text:p><text:span text:style-name="T18">口</text:span></text:p>
          </draw:text-box>
        </draw:frame>
        <draw:line draw:style-name="gr131" draw:text-style-name="P3" draw:layer="layout" svg:x1="7.56cm" svg:y1="25.2cm" svg:x2="9.16cm" svg:y2="26cm">
          <text:p/>
        </draw:line>
        <draw:custom-shape draw:style-name="gr138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1.36cm" svg:y1="26.4cm" svg:x2="12.96cm" svg:y2="27.2cm">
          <text:p/>
        </draw:line>
        <draw:custom-shape draw:style-name="gr138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3.96cm" svg:y1="25.2cm" svg:x2="15.56cm" svg:y2="26cm">
          <text:p/>
        </draw:line>
        <draw:custom-shape draw:style-name="gr133" draw:text-style-name="P25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9.56cm" svg:y1="30cm" svg:x2="11.349cm" svg:y2="30cm">
          <text:p/>
        </draw:line>
        <draw:custom-shape draw:style-name="gr134" draw:text-style-name="P68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3.26cm" svg:y1="29.6cm" svg:x2="15.049cm" svg:y2="29.6cm">
          <text:p/>
        </draw:line>
        <draw:custom-shape draw:style-name="gr132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3.386cm" svg:y1="33.4cm" svg:x2="14.559cm" svg:y2="32.05cm">
          <text:p/>
        </draw:line>
        <draw:custom-shape draw:style-name="gr132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3" draw:layer="layout" svg:x1="17.186cm" svg:y1="32.8cm" svg:x2="18.359cm" svg:y2="31.45cm">
          <text:p/>
        </draw:line>
        <draw:custom-shape draw:style-name="gr132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6.06cm" svg:y1="29.1cm" svg:x2="19.46cm" svg:y2="29.1cm">
          <text:p/>
        </draw:line>
        <draw:line draw:style-name="gr139" draw:text-style-name="P3" draw:layer="layout" svg:x1="13.06cm" svg:y1="23.2cm" svg:x2="13.06cm" svg:y2="35.2cm">
          <text:p/>
        </draw:line>
        <draw:frame draw:style-name="gr140" draw:text-style-name="P72" draw:layer="layout" svg:width="2.064cm" svg:height="1.098cm" svg:x="6cm" svg:y="28cm">
          <draw:text-box>
            <text:p><text:span text:style-name="T21">P</text:span><text:span text:style-name="T21">E</text:span><text:span text:style-name="T21">1</text:span></text:p>
          </draw:text-box>
        </draw:frame>
        <draw:frame draw:style-name="gr140" draw:text-style-name="P72" draw:layer="layout" svg:width="2.064cm" svg:height="1.098cm" svg:x="6.001cm" svg:y="34cm">
          <draw:text-box>
            <text:p><text:span text:style-name="T21">P</text:span><text:span text:style-name="T21">E</text:span><text:span text:style-name="T21">2</text:span></text:p>
          </draw:text-box>
        </draw:frame>
        <draw:frame draw:style-name="gr140" draw:text-style-name="P72" draw:layer="layout" svg:width="2.064cm" svg:height="1.098cm" svg:x="17.902cm" svg:y="34.1cm">
          <draw:text-box>
            <text:p><text:span text:style-name="T21">P</text:span><text:span text:style-name="T21">E</text:span><text:span text:style-name="T21">4</text:span></text:p>
          </draw:text-box>
        </draw:frame>
        <draw:frame draw:style-name="gr140" draw:text-style-name="P72" draw:layer="layout" svg:width="2.064cm" svg:height="1.098cm" svg:x="17.903cm" svg:y="28cm">
          <draw:text-box>
            <text:p><text:span text:style-name="T21">P</text:span><text:span text:style-name="T21">E</text:span><text:span text:style-name="T21">3</text:span></text:p>
          </draw:text-box>
        </draw:frame>
        <draw:custom-shape draw:style-name="gr141" draw:text-style-name="P70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1" draw:layer="layout" svg:width="6.6cm" svg:height="1.4cm" svg:x="27.101cm" svg:y="23.414cm">
          <text:p text:style-name="P44"><text:span text:style-name="T20">担当する</text:span><text:span text:style-name="T20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138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2" draw:text-style-name="P69" draw:layer="layout" svg:width="2.2cm" svg:height="1.17cm" svg:x="30.067cm" svg:y="25.416cm">
            <draw:text-box>
              <text:p><text:span text:style-name="T19">P</text:span><text:span text:style-name="T19">E</text:span><text:span text:style-name="T19">1</text:span></text:p>
            </draw:text-box>
          </draw:frame>
        </draw:g>
        <draw:g draw:style-name="gr2">
          <draw:custom-shape draw:style-name="gr134" draw:text-style-name="P68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2" draw:text-style-name="P69" draw:layer="layout" svg:width="2.2cm" svg:height="1.17cm" svg:x="30.027cm" svg:y="27.884cm">
            <draw:text-box>
              <text:p><text:span text:style-name="T19">P</text:span><text:span text:style-name="T19">E</text:span><text:span text:style-name="T19">2</text:span></text:p>
            </draw:text-box>
          </draw:frame>
        </draw:g>
        <draw:g draw:style-name="gr2">
          <draw:custom-shape draw:style-name="gr133" draw:text-style-name="P25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2" draw:text-style-name="P69" draw:layer="layout" svg:width="2.2cm" svg:height="1.17cm" svg:x="29.987cm" svg:y="30.351cm">
            <draw:text-box>
              <text:p><text:span text:style-name="T19">P</text:span><text:span text:style-name="T19">E</text:span><text:span text:style-name="T19">3</text:span></text:p>
            </draw:text-box>
          </draw:frame>
        </draw:g>
        <draw:g draw:style-name="gr8">
          <draw:frame draw:style-name="gr142" draw:text-style-name="P69" draw:layer="layout" svg:width="2.2cm" svg:height="1.17cm" svg:x="30.047cm" svg:y="32.819cm">
            <draw:text-box>
              <text:p><text:span text:style-name="T19">P</text:span><text:span text:style-name="T19">E</text:span><text:span text:style-name="T19">4</text:span></text:p>
            </draw:text-box>
          </draw:frame>
        </draw:g>
        <draw:custom-shape draw:style-name="gr132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0">
        <draw:custom-shape draw:style-name="gr143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44" draw:text-style-name="P73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45" draw:text-style-name="P74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46" draw:text-style-name="P75" draw:layer="layout" svg:width="7.199cm" svg:height="7.999cm" svg:x="8cm" svg:y="11cm" svg:viewBox="0 0 7200 8000" draw:points="800,8000 0,0 6800,0 7200,8000">
            <text:p/>
          </draw:polygon>
          <draw:custom-shape draw:style-name="gr147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5" draw:text-style-name="P74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76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5" draw:text-style-name="P74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77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5" draw:text-style-name="P74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76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0" draw:text-style-name="P3" draw:layer="layout" svg:x1="0.8cm" svg:y1="20.1cm" svg:x2="28.4cm" svg:y2="20.1cm">
            <text:p/>
          </draw:line>
          <draw:line draw:style-name="gr150" draw:text-style-name="P3" draw:layer="layout" svg:x1="16.1cm" svg:y1="19.4cm" svg:x2="15.7cm" svg:y2="11.4cm">
            <text:p/>
          </draw:line>
          <draw:line draw:style-name="gr150" draw:text-style-name="P3" draw:layer="layout" svg:x1="8cm" svg:y1="19.2cm" svg:x2="7.2cm" svg:y2="11.4cm">
            <text:p/>
          </draw:line>
          <draw:line draw:style-name="gr150" draw:text-style-name="P3" draw:layer="layout" svg:x1="24.8cm" svg:y1="25.8cm" svg:x2="24.6cm" svg:y2="21cm">
            <text:p/>
          </draw:line>
          <draw:line draw:style-name="gr150" draw:text-style-name="P3" draw:layer="layout" svg:x1="6.4cm" svg:y1="14.2cm" svg:x2="1.596cm" svg:y2="14.2cm">
            <text:p/>
          </draw:line>
        </draw:g>
        <draw:g draw:style-name="gr2">
          <draw:line draw:style-name="gr151" draw:text-style-name="P3" draw:layer="layout" svg:x1="40.093cm" svg:y1="14.202cm" svg:x2="40.093cm" svg:y2="18.398cm">
            <text:p/>
          </draw:line>
          <draw:line draw:style-name="gr151" draw:text-style-name="P3" draw:layer="layout" svg:x1="40.093cm" svg:y1="14.202cm" svg:x2="40.093cm" svg:y2="18.398cm">
            <text:p/>
          </draw:line>
          <draw:custom-shape draw:style-name="gr152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1" draw:text-style-name="P3" draw:layer="layout" svg:x1="45.093cm" svg:y1="10.202cm" svg:x2="46.093cm" svg:y2="18.201cm">
            <text:p/>
          </draw:line>
          <draw:line draw:style-name="gr151" draw:text-style-name="P3" draw:layer="layout" svg:x1="54.093cm" svg:y1="20.202cm" svg:x2="54.093cm" svg:y2="24.398cm">
            <text:p/>
          </draw:line>
          <draw:line draw:style-name="gr151" draw:text-style-name="P3" draw:layer="layout" svg:x1="41.095cm" svg:y1="19.198cm" svg:x2="56.095cm" svg:y2="18.998cm">
            <text:p/>
          </draw:line>
          <draw:custom-shape draw:style-name="gr152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1" draw:text-style-name="P3" draw:layer="layout" svg:x1="39.693cm" svg:y1="10.102cm" svg:x2="40.093cm" svg:y2="12.202cm">
            <text:p/>
          </draw:line>
          <draw:line draw:style-name="gr151" draw:text-style-name="P3" draw:layer="layout" svg:x1="36.693cm" svg:y1="13.198cm" svg:x2="39.097cm" svg:y2="13.198cm">
            <text:p/>
          </draw:line>
          <draw:custom-shape draw:style-name="gr152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1" draw:text-style-name="P3" draw:layer="layout" svg:x1="36.694cm" svg:y1="19.199cm" svg:x2="39.098cm" svg:y2="19.199cm">
            <text:p/>
          </draw:line>
        </draw:g>
        <draw:frame draw:style-name="gr153" draw:text-style-name="P9" draw:layer="layout" svg:width="11.8cm" svg:height="1.673cm" svg:x="8.8cm" svg:y="29.564cm">
          <draw:text-box>
            <text:p><text:span text:style-name="T22">(</text:span><text:span text:style-name="T22">a</text:span><text:span text:style-name="T22">)</text:span><text:span text:style-name="T22">解</text:span><text:span text:style-name="T22">析</text:span><text:span text:style-name="T22">す</text:span><text:span text:style-name="T22">る</text:span><text:span text:style-name="T22">場</text:span><text:span text:style-name="T22">所</text:span></text:p>
          </draw:text-box>
        </draw:frame>
        <draw:frame draw:style-name="gr154" draw:text-style-name="P9" draw:layer="layout" svg:width="13.8cm" svg:height="1.999cm" svg:x="39.554cm" svg:y="29.401cm">
          <draw:text-box>
            <text:p><text:span text:style-name="T22">(</text:span><text:span text:style-name="T22">b</text:span><text:span text:style-name="T22">)</text:span><text:span text:style-name="T22">ネ</text:span><text:span text:style-name="T22">ッ</text:span><text:span text:style-name="T22">ト</text:span><text:span text:style-name="T22">ワ</text:span><text:span text:style-name="T22">ー</text:span><text:span text:style-name="T22">ク</text:span><text:span text:style-name="T22">モ</text:span><text:span text:style-name="T22">デ</text:span><text:span text:style-name="T22">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0">
        <draw:g draw:style-name="gr2">
          <draw:custom-shape draw:style-name="gr155" draw:text-style-name="P74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76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50" draw:text-style-name="P3" draw:layer="layout" svg:x1="16.1cm" svg:y1="19.4cm" svg:x2="15.7cm" svg:y2="11.4cm">
          <text:p/>
        </draw:line>
        <draw:line draw:style-name="gr151" draw:text-style-name="P3" draw:layer="layout" svg:x1="40.093cm" svg:y1="14.202cm" svg:x2="40.093cm" svg:y2="18.398cm">
          <text:p/>
        </draw:line>
        <draw:line draw:style-name="gr151" draw:text-style-name="P3" draw:layer="layout" svg:x1="40.093cm" svg:y1="14.202cm" svg:x2="40.093cm" svg:y2="18.398cm">
          <text:p/>
        </draw:line>
        <draw:custom-shape draw:style-name="gr152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1" draw:text-style-name="P3" draw:layer="layout" svg:x1="47.8cm" svg:y1="13.8cm" svg:x2="48.2cm" svg:y2="18.2cm">
          <text:p/>
        </draw:line>
        <draw:line draw:style-name="gr151" draw:text-style-name="P3" draw:layer="layout" svg:x1="54.093cm" svg:y1="20.202cm" svg:x2="54.093cm" svg:y2="24.398cm">
          <text:p/>
        </draw:line>
        <draw:line draw:style-name="gr151" draw:text-style-name="P3" draw:layer="layout" svg:x1="41.095cm" svg:y1="19.198cm" svg:x2="47.4cm" svg:y2="19.198cm">
          <text:p/>
        </draw:line>
        <draw:frame draw:style-name="gr153" draw:text-style-name="P9" draw:layer="layout" svg:width="11.8cm" svg:height="1.673cm" svg:x="8.8cm" svg:y="29.564cm">
          <draw:text-box>
            <text:p><text:span text:style-name="T22">(</text:span><text:span text:style-name="T22">a</text:span><text:span text:style-name="T22">)</text:span><text:span text:style-name="T22">解</text:span><text:span text:style-name="T22">析</text:span><text:span text:style-name="T22">す</text:span><text:span text:style-name="T22">る</text:span><text:span text:style-name="T22">場</text:span><text:span text:style-name="T22">所</text:span></text:p>
          </draw:text-box>
        </draw:frame>
        <draw:frame draw:style-name="gr154" draw:text-style-name="P9" draw:layer="layout" svg:width="13.8cm" svg:height="1.999cm" svg:x="39.554cm" svg:y="29.401cm">
          <draw:text-box>
            <text:p><text:span text:style-name="T22">(</text:span><text:span text:style-name="T22">b</text:span><text:span text:style-name="T22">)</text:span><text:span text:style-name="T22">ネ</text:span><text:span text:style-name="T22">ッ</text:span><text:span text:style-name="T22">ト</text:span><text:span text:style-name="T22">ワ</text:span><text:span text:style-name="T22">ー</text:span><text:span text:style-name="T22">ク</text:span><text:span text:style-name="T22">モ</text:span><text:span text:style-name="T22">デ</text:span><text:span text:style-name="T22">ル</text:span></text:p>
          </draw:text-box>
        </draw:frame>
        <draw:g draw:style-name="gr2" xml:id="id18" draw:id="id18">
          <draw:custom-shape draw:style-name="gr157" draw:text-style-name="P26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5" draw:text-style-name="P74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78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59" draw:text-style-name="P9" draw:layer="layout" svg:width="3.131cm" svg:height="1.352cm" svg:x="6.635cm" svg:y="16cm">
          <draw:text-box>
            <text:p><text:span text:style-name="T6">都</text:span><text:span text:style-name="T6">市</text:span><text:span text:style-name="T6">A</text:span></text:p>
          </draw:text-box>
        </draw:frame>
        <draw:g draw:style-name="gr2">
          <draw:custom-shape draw:style-name="gr155" draw:text-style-name="P74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76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9" draw:id="id19">
          <draw:custom-shape draw:style-name="gr160" draw:text-style-name="P26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5" draw:text-style-name="P74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78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59" draw:text-style-name="P9" draw:layer="layout" svg:width="3.131cm" svg:height="1.352cm" svg:x="12.636cm" svg:y="25.973cm">
          <draw:text-box>
            <text:p><text:span text:style-name="T6">都</text:span><text:span text:style-name="T6">市</text:span><text:span text:style-name="T6">A</text:span></text:p>
          </draw:text-box>
        </draw:frame>
        <draw:g draw:style-name="gr2">
          <draw:custom-shape draw:style-name="gr155" draw:text-style-name="P74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76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0" draw:id="id20">
          <draw:custom-shape draw:style-name="gr160" draw:text-style-name="P26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5" draw:text-style-name="P74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78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59" draw:text-style-name="P9" draw:layer="layout" svg:width="3.131cm" svg:height="1.352cm" svg:x="19.637cm" svg:y="15.946cm">
          <draw:text-box>
            <text:p><text:span text:style-name="T6">都</text:span><text:span text:style-name="T6">市</text:span><text:span text:style-name="T6">A</text:span></text:p>
          </draw:text-box>
        </draw:frame>
        <draw:g draw:style-name="gr2">
          <draw:custom-shape draw:style-name="gr155" draw:text-style-name="P74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76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1" draw:id="id21">
          <draw:custom-shape draw:style-name="gr160" draw:text-style-name="P26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5" draw:text-style-name="P74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78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59" draw:text-style-name="P9" draw:layer="layout" svg:width="3.131cm" svg:height="1.352cm" svg:x="25.637cm" svg:y="25.92cm">
          <draw:text-box>
            <text:p><text:span text:style-name="T6">都</text:span><text:span text:style-name="T6">市</text:span><text:span text:style-name="T6">A</text:span></text:p>
          </draw:text-box>
        </draw:frame>
        <draw:connector draw:style-name="gr161" draw:text-style-name="P3" draw:layer="layout" draw:type="line" svg:x1="11.8cm" svg:y1="12.2cm" svg:x2="14.201cm" svg:y2="18.973cm" draw:start-shape="id18" draw:end-shape="id19" svg:d="M11800 12200l2401 6773" svg:viewBox="0 0 2402 6774">
          <text:p/>
        </draw:connector>
        <draw:connector draw:style-name="gr162" draw:text-style-name="P3" draw:layer="layout" draw:type="line" svg:x1="11.8cm" svg:y1="12.2cm" svg:x2="17.602cm" svg:y2="12.146cm" draw:start-shape="id18" draw:start-glue-point="1" draw:end-shape="id20" draw:end-glue-point="3" svg:d="M11800 12200l5802-54" svg:viewBox="0 0 5803 55">
          <text:p/>
        </draw:connector>
        <draw:connector draw:style-name="gr163" draw:text-style-name="P3" draw:layer="layout" draw:type="line" svg:x1="24.802cm" svg:y1="12.146cm" svg:x2="27.202cm" svg:y2="18.92cm" draw:start-shape="id20" draw:end-shape="id21" draw:end-glue-point="0" svg:d="M24802 12146l2400 6774" svg:viewBox="0 0 2401 6775">
          <text:p/>
        </draw:connector>
        <draw:connector draw:style-name="gr164" draw:text-style-name="P3" draw:layer="layout" draw:type="line" svg:x1="17.602cm" svg:y1="12.146cm" svg:x2="14.201cm" svg:y2="18.973cm" draw:start-shape="id20" draw:end-shape="id19" draw:end-glue-point="0" svg:d="M17602 12146l-3401 6827" svg:viewBox="0 0 3402 6828">
          <text:p/>
        </draw:connector>
        <draw:connector draw:style-name="gr165" draw:text-style-name="P3" draw:layer="layout" draw:type="line" svg:x1="17.801cm" svg:y1="22.173cm" svg:x2="23.602cm" svg:y2="22.12cm" draw:start-shape="id19" draw:start-glue-point="1" draw:end-shape="id21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5" draw:display-name="線の終点 25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19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1-06T17:54:07.897936404</dc:date>
    <meta:editing-duration>PT5H12M31S</meta:editing-duration>
    <meta:editing-cycles>30</meta:editing-cycles>
    <meta:generator>LibreOffice/7.6.2.1$Linux_X86_64 LibreOffice_project/60$Build-1</meta:generator>
    <meta:document-statistic meta:object-count="1065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0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9/content.xml><?xml version="1.0" encoding="utf-8"?>
<math xmlns="http://www.w3.org/1998/Math/MathML" display="block">
  <semantics>
    <msub>
      <mi>F</mi>
      <mi>W</mi>
    </msub>
    <annotation encoding="StarMath 5.0">F_W
</annotation>
  </semantics>
</math>
</file>